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114.75pt"/>
    </style:style>
    <style:style style:name="co4" style:family="table-column">
      <style:table-column-properties fo:break-before="auto" style:column-width="343.5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63.01pt"/>
    </style:style>
    <style:style style:name="co10" style:family="table-column">
      <style:table-column-properties fo:break-before="auto" style:column-width="60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21.94pt" fo:break-before="auto" style:use-optimal-row-height="false"/>
    </style:style>
    <style:style style:name="ro3" style:family="table-row">
      <style:table-row-properties style:row-height="48.76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35.26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57pt" fo:break-before="auto" style:use-optimal-row-height="false"/>
    </style:style>
    <style:style style:name="ro10" style:family="table-row">
      <style:table-row-properties style:row-height="47.25pt" fo:break-before="auto" style:use-optimal-row-height="false"/>
    </style:style>
    <style:style style:name="ro11" style:family="table-row">
      <style:table-row-properties style:row-height="37.5pt" fo:break-before="auto" style:use-optimal-row-height="false"/>
    </style:style>
    <style:style style:name="ro12" style:family="table-row">
      <style:table-row-properties style:row-height="46.49pt" fo:break-before="auto" style:use-optimal-row-height="false"/>
    </style:style>
    <style:style style:name="ro13" style:family="table-row">
      <style:table-row-properties style:row-height="36.74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49.49pt" fo:break-before="auto" style:use-optimal-row-height="false"/>
    </style:style>
    <style:style style:name="ro16" style:family="table-row">
      <style:table-row-properties style:row-height="50.26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34.5pt" fo:break-before="auto" style:use-optimal-row-height="false"/>
    </style:style>
    <style:style style:name="ro19" style:family="table-row">
      <style:table-row-properties style:row-height="29.99pt" fo:break-before="auto" style:use-optimal-row-height="false"/>
    </style:style>
    <style:style style:name="ro20" style:family="table-row">
      <style:table-row-properties style:row-height="45.75pt" fo:break-before="auto" style:use-optimal-row-height="false"/>
    </style:style>
    <style:style style:name="ro21" style:family="table-row">
      <style:table-row-properties style:row-height="104.26pt" fo:break-before="auto" style:use-optimal-row-height="false"/>
    </style:style>
    <style:style style:name="ro22" style:family="table-row">
      <style:table-row-properties style:row-height="64.49pt" fo:break-before="auto" style:use-optimal-row-height="false"/>
    </style:style>
    <style:style style:name="ro23" style:family="table-row">
      <style:table-row-properties style:row-height="101.25pt" fo:break-before="auto" style:use-optimal-row-height="false"/>
    </style:style>
    <style:style style:name="ro24" style:family="table-row">
      <style:table-row-properties style:row-height="87.76pt" fo:break-before="auto" style:use-optimal-row-height="false"/>
    </style:style>
    <style:style style:name="ro2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276.75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276.75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276.75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76.75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239.84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gr1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27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8.4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2.0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0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20.7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72.6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21.5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3.6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21.5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34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84.1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08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19.2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07.6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2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96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89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49.0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3.5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5.4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33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8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217346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27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20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size-complex="9pt" style:font-style-complex="normal" style:font-weight-complex="bold"/>
    </style:style>
  </office:automatic-styles>
  <office:body>
    <office:spreadsheet>
      <table:calculation-settings table:automatic-find-labels="false"/>
      <table:table table:name="Договоры" table:style-name="ta1">
        <table:table-column table:style-name="co1" table:default-cell-style-name="ce12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1004" table:default-cell-style-name="ce24"/>
        <table:table-column table:style-name="co10" table:number-columns-repeated="10" table:default-cell-style-name="ce61"/>
        <table:table-row table:style-name="ro1">
          <table:table-cell table:style-name="ce1" office:value-type="string" calcext:value-type="string" table:number-columns-spanned="1" table:number-rows-spanned="2">
            <text:p>За-каз-чик</text:p>
          </table:table-cell>
          <table:table-cell table:style-name="ce13" office:value-type="string" calcext:value-type="string" table:number-columns-spanned="1" table:number-rows-spanned="2">
            <text:p>Да-та</text:p>
          </table:table-cell>
          <table:table-cell table:style-name="ce25" office:value-type="string" calcext:value-type="string" table:number-columns-spanned="1" table:number-rows-spanned="2">
            <text:p>Номер</text:p>
          </table:table-cell>
          <table:table-cell table:style-name="ce25" office:value-type="string" calcext:value-type="string" table:number-columns-spanned="1" table:number-rows-spanned="2">
            <text:p>Предмет</text:p>
          </table:table-cell>
          <table:table-cell table:style-name="ce25" office:value-type="string" calcext:value-type="string" table:number-columns-spanned="1" table:number-rows-spanned="2">
            <text:p>Услуги, обязанности</text:p>
          </table:table-cell>
          <table:table-cell table:style-name="ce25" office:value-type="string" calcext:value-type="string" table:number-columns-spanned="2" table:number-rows-spanned="1">
            <text:p>Стоимость / ежемес. доход, р.</text:p>
          </table:table-cell>
          <table:covered-table-cell table:style-name="ce25"/>
          <table:table-cell table:style-name="ce25" office:value-type="string" calcext:value-type="string" table:number-columns-spanned="1" table:number-rows-spanned="2">
            <text:p>Срок</text:p>
          </table:table-cell>
          <table:table-cell table:style-name="ce25" office:value-type="string" calcext:value-type="string" table:number-columns-spanned="1" table:number-rows-spanned="2">
            <text:p>До даты</text:p>
          </table:table-cell>
          <table:table-cell table:style-name="ce61" table:number-columns-repeated="1005"/>
          <table:table-cell table:style-name="Default" table:number-columns-repeated="10"/>
        </table:table-row>
        <table:table-row table:style-name="ro1">
          <table:covered-table-cell table:style-name="ce1"/>
          <table:covered-table-cell table:style-name="ce13"/>
          <table:covered-table-cell table:number-columns-repeated="3" table:style-name="ce25"/>
          <table:table-cell table:style-name="ce25" office:value-type="string" calcext:value-type="string">
            <text:p>План</text:p>
          </table:table-cell>
          <table:table-cell table:style-name="ce25" office:value-type="string" calcext:value-type="string">
            <text:p>Факт</text:p>
          </table:table-cell>
          <table:covered-table-cell table:number-columns-repeated="2" table:style-name="ce25"/>
          <table:table-cell table:style-name="ce61" table:number-columns-repeated="1005"/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office:annotation draw:style-name="gr1" draw:text-style-name="P2" svg:width="212.23pt" svg:height="133.2pt" svg:x="33pt" svg:y="23.98pt" draw:caption-point-x="-11.54pt" draw:caption-point-y="0.28pt">
              <dc:date>2018-08-30T00:00:00</dc:date>
              <text:p text:style-name="P1">Alexander:</text:p>
              <text:p text:style-name="P1"><text:span text:style-name="T1">1) Проверить правильно ли я отнёс эти договора к действующим.</text:span></text:p>
              <text:p text:style-name="P1"><text:span text:style-name="T1"/></text:p>
              <text:p text:style-name="P1"><text:span text:style-name="T1">2) Особенно проверить договоры сервисов, которые должны продлеваться автоматически каждый год.</text:span></text:p>
            </office:annotation>
            <text:p>1 Действующие</text:p>
          </table:table-cell>
          <table:table-cell table:style-name="ce14"/>
          <table:table-cell table:style-name="ce26"/>
          <table:table-cell table:style-name="ce14" table:number-columns-repeated="5"/>
          <table:table-cell table:style-name="ce47"/>
          <table:table-cell table:style-name="ce62" table:number-columns-repeated="1005"/>
          <table:table-cell table:number-columns-repeated="10"/>
        </table:table-row>
        <table:table-row table:style-name="ro2">
          <table:table-cell table:style-name="ce3" office:value-type="string" calcext:value-type="string">
            <text:p>1.1 Сервисы, услуги</text:p>
          </table:table-cell>
          <table:table-cell table:style-name="ce14"/>
          <table:table-cell table:style-name="ce26"/>
          <table:table-cell table:style-name="ce14" table:number-columns-repeated="5"/>
          <table:table-cell table:style-name="ce47"/>
          <table:table-cell table:style-name="ce61" table:number-columns-repeated="1005"/>
          <table:table-cell table:style-name="Default" table:number-columns-repeated="10"/>
        </table:table-row>
        <table:table-row-group>
          <table:table-row table:style-name="ro2">
            <table:table-cell table:style-name="ce3" office:value-type="string" calcext:value-type="string">
              <text:p>1.1.1 АЙ ЭМ ЭЛ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3">
              <table:table-cell table:style-name="ce4" office:value-type="string" calcext:value-type="string" table:number-columns-spanned="1" table:number-rows-spanned="2">
                <text:p>АЙ ЭМ ЭЛ</text:p>
              </table:table-cell>
              <table:table-cell table:style-name="ce16" office:value-type="date" office:date-value="2016-12-05" calcext:value-type="date" table:number-columns-spanned="1" table:number-rows-spanned="2">
                <text:p>5/12/16</text:p>
              </table:table-cell>
              <table:table-cell table:style-name="ce27" office:value-type="string" calcext:value-type="string" table:number-columns-spanned="1" table:number-rows-spanned="2">
                <text:p>АБД -005/2017</text:p>
              </table:table-cell>
              <table:table-cell table:style-name="ce27" office:value-type="string" calcext:value-type="string" table:number-columns-spanned="1" table:number-rows-spanned="2">
                <text:p>1.1. Веб-сервис для обработки адресных БД.</text:p>
              </table:table-cell>
              <table:table-cell table:style-name="ce27" office:value-type="string" calcext:value-type="string">
                <text:p>3.1.1 Доступ к веб-сервисам (CheckAddress, SearchAddressDetail, CheckFlO, GetCoordinates) 24 часа в сутки, 365 дней в году.</text:p>
              </table:table-cell>
              <table:table-cell table:style-name="ce30" office:value-type="string" calcext:value-type="string" table:number-columns-spanned="2" table:number-rows-spanned="1">
                <office:annotation draw:style-name="gr2" draw:text-style-name="P2" svg:width="206.25pt" svg:height="74.1pt" svg:x="725.24pt" svg:y="89.83pt" draw:caption-point-x="-11.54pt" draw:caption-point-y="0.28pt">
                  <dc:date>2018-08-30T00:00:00</dc:date>
                  <text:p text:style-name="P1">Alexander:</text:p>
                  <text:p text:style-name="P1"><text:span text:style-name="T1">4-я строка в колонке "Наимерование веб-сервисов" должна быть видимо: </text:span></text:p>
                  <text:p text:style-name="P1"><text:span text:style-name="T1">"CheckFIO</text:span></text:p>
                  <text:p text:style-name="P1"><text:span text:style-name="T1">GetCoordinates".</text:span></text:p>
                </office:annotation>
                <text:p>Пр. 1, 2.2. Запросов в месяц:</text:p>
                <text:p>До 100 000 - 0,10 р./запр.</text:p>
                <text:p>До 500 000 - 0.09 р./запр.</text:p>
                <text:p>До 1 000 000 - 0,08 р./запр.</text:p>
              </table:table-cell>
              <table:covered-table-cell table:style-name="ce30"/>
              <table:table-cell table:style-name="ce27" office:value-type="string" calcext:value-type="string" table:number-columns-spanned="1" table:number-rows-spanned="2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49" office:value-type="date" office:date-value="2018-12-05" calcext:value-type="date" table:number-columns-spanned="1" table:number-rows-spanned="2">
                <text:p>5/12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4"/>
              <table:covered-table-cell table:style-name="ce16"/>
              <table:covered-table-cell table:number-columns-repeated="2" table:style-name="ce27"/>
              <table:table-cell table:style-name="ce28" office:value-type="string" calcext:value-type="string">
                <text:p>Пр. 1, 2.3. Консультации по работе веб-сервисов по телефону, e-mail, Skype.</text:p>
              </table:table-cell>
              <table:table-cell table:style-name="ce28" office:value-type="string" calcext:value-type="string" table:number-columns-spanned="2" table:number-rows-spanned="1">
                <text:p>-</text:p>
              </table:table-cell>
              <table:covered-table-cell table:style-name="ce28"/>
              <table:covered-table-cell table:style-name="ce27"/>
              <table:covered-table-cell table:style-name="ce49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2 АЛВИС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office:value-type="string" calcext:value-type="string">
              <text:p><text:s/></text:p>
            </table:table-cell>
            <table:table-cell table:style-name="ce61" table:number-columns-repeated="1004"/>
            <table:table-cell table:style-name="Default" table:number-columns-repeated="10"/>
          </table:table-row>
          <table:table-row-group>
            <table:table-row table:style-name="ro5">
              <table:table-cell table:style-name="ce5" office:value-type="string" calcext:value-type="string" table:number-columns-spanned="1" table:number-rows-spanned="5">
                <text:p>АЛВИСА</text:p>
              </table:table-cell>
              <table:table-cell table:style-name="ce17" office:value-type="date" office:date-value="2014-12-02" calcext:value-type="date" table:number-columns-spanned="1" table:number-rows-spanned="5">
                <text:p>2/12/14</text:p>
              </table:table-cell>
              <table:table-cell table:style-name="ce28" office:value-type="string" calcext:value-type="string" table:number-columns-spanned="1" table:number-rows-spanned="5">
                <text:p>АБД-6/2014</text:p>
              </table:table-cell>
              <table:table-cell table:style-name="ce28" office:value-type="string" calcext:value-type="string" table:number-columns-spanned="1" table:number-rows-spanned="5">
                <text:p>1.1. Веб-сервис для обработки адресных БД.</text:p>
              </table:table-cell>
              <table:table-cell table:style-name="ce28" office:value-type="string" calcext:value-type="string">
                <text:p>3.1.1 Доступ к веб-сервисам 24 часа в сутки, 365 дней в году.</text:p>
              </table:table-cell>
              <table:table-cell table:style-name="ce28" office:value-type="string" calcext:value-type="string" table:number-columns-spanned="2" table:number-rows-spanned="1">
                <text:p>Пр. 1, 1.1. 7 000 р./мес.</text:p>
              </table:table-cell>
              <table:covered-table-cell table:style-name="ce28"/>
              <table:table-cell table:style-name="ce28" office:value-type="string" calcext:value-type="string" table:number-columns-spanned="1" table:number-rows-spanned="5">
                <text:p>8.1. 1 год.</text:p>
                <text:p>8.1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8-12-02" calcext:value-type="date" table:number-columns-spanned="1" table:number-rows-spanned="5">
                <text:p>2/12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0" office:value-type="string" calcext:value-type="string">
                <text:p>Пр. 1, 2. Чистка адресных баз данных (автоматическая)</text:p>
                <text:p>свыше 50 000 запросов/месяц</text:p>
              </table:table-cell>
              <table:table-cell table:style-name="ce28" office:value-type="string" calcext:value-type="string" table:number-columns-spanned="2" table:number-rows-spanned="1">
                <text:p>До 100 000 - 0,20 р./запр.</text:p>
                <text:p>От 100 000 - 0,17 р./запр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0" office:value-type="string" calcext:value-type="string">
                <text:p>Пр. 1, 2. Проверка и довосстановление кодов номеров телефонов</text:p>
                <text:p>свыше 50 000 запросов/месяц</text:p>
              </table:table-cell>
              <table:table-cell table:style-name="ce28" office:value-type="string" calcext:value-type="string" table:number-columns-spanned="2" table:number-rows-spanned="1">
                <text:p>До 100 000 - 0,17 р./запр.</text:p>
                <text:p>От 100 000 - 0,15 р./запр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0" office:value-type="string" calcext:value-type="string">
                <text:p>Пр. 1, 2. Проверка доменных имен, e-mail</text:p>
                <text:p>свыше 50 000 запросов/месяц</text:p>
              </table:table-cell>
              <table:table-cell table:style-name="ce28" office:value-type="string" calcext:value-type="string" table:number-columns-spanned="2" table:number-rows-spanned="1">
                <text:p>До 100 000 - 0,15 р./запр.</text:p>
                <text:p>От 100 000 - 0,12 р./запр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0" office:value-type="string" calcext:value-type="string">
                <text:p>Пр. 1, 2. Проверка правильности написания, согласованности и пола, Фамилий, Имен и Отчеств свыше 50 000 запросов/месяц</text:p>
              </table:table-cell>
              <table:table-cell table:style-name="ce28" office:value-type="string" calcext:value-type="string" table:number-columns-spanned="2" table:number-rows-spanned="1">
                <text:p>До 100 000 - 0,17 р./запр.</text:p>
                <text:p>От 100 000 - 0,12 р./запр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3 АСВ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50000" calcext:value-type="float">
              <text:p>5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4">
              <table:table-cell table:style-name="ce5" office:value-type="string" calcext:value-type="string" table:number-columns-spanned="1" table:number-rows-spanned="2">
                <text:p>АСВ</text:p>
              </table:table-cell>
              <table:table-cell table:style-name="ce17" office:value-type="date" office:date-value="2015-12-14" calcext:value-type="date" table:number-columns-spanned="1" table:number-rows-spanned="2">
                <text:p>14/12/15</text:p>
              </table:table-cell>
              <table:table-cell table:style-name="ce28" office:value-type="string" calcext:value-type="string" table:number-columns-spanned="1" table:number-rows-spanned="2">
                <text:p>АБД-10/2015</text:p>
              </table:table-cell>
              <table:table-cell table:style-name="ce28" office:value-type="string" calcext:value-type="string" table:number-columns-spanned="1" table:number-rows-spanned="2">
                <text:p>1.1. Обработка адрес-ных БД в файлах.</text:p>
              </table:table-cell>
              <table:table-cell table:style-name="ce28" office:value-type="string" calcext:value-type="string">
                <text:p>Пр. 1, 1.1. Обмен файлами.</text:p>
              </table:table-cell>
              <table:table-cell table:style-name="ce28" office:value-type="string" calcext:value-type="string" table:number-columns-spanned="2" table:number-rows-spanned="1">
                <text:p>-</text:p>
              </table:table-cell>
              <table:covered-table-cell table:style-name="ce28"/>
              <table:table-cell table:style-name="ce28" office:value-type="string" calcext:value-type="string" table:number-columns-spanned="1" table:number-rows-spanned="2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8-12-14" calcext:value-type="date" table:number-columns-spanned="1" table:number-rows-spanned="2">
                <text:p>14/12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6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4.1. Чистка <text:s/>адресных баз данных (комплексная).</text:p>
              </table:table-cell>
              <table:table-cell table:style-name="ce28" office:value-type="string" calcext:value-type="string" table:number-columns-spanned="2" table:number-rows-spanned="1">
                <text:p>Пр. 1, 4.1. До 50 <text:s/>000 записей - 1 р./зап.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4 Боксберри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7">
              <table:table-cell table:style-name="ce5" office:value-type="string" calcext:value-type="string" table:number-columns-spanned="1" table:number-rows-spanned="2">
                <text:p>Боксберри</text:p>
              </table:table-cell>
              <table:table-cell table:style-name="ce17" office:value-type="date" office:date-value="2017-09-18" calcext:value-type="date" table:number-columns-spanned="1" table:number-rows-spanned="2">
                <text:p>18/9/17</text:p>
              </table:table-cell>
              <table:table-cell table:style-name="ce28" office:value-type="string" calcext:value-type="string" table:number-columns-spanned="1" table:number-rows-spanned="2">
                <text:p>ВЭБ-3/2017</text:p>
              </table:table-cell>
              <table:table-cell table:style-name="ce28" office:value-type="string" calcext:value-type="string" table:number-columns-spanned="1" table:number-rows-spanned="2">
                <text:p>1.1. Веб-сервис для обработки адресных БД.</text:p>
              </table:table-cell>
              <table:table-cell table:style-name="ce28" office:value-type="string" calcext:value-type="string">
                <text:p>3.1.1 Доступ к веб-сервисам (CheckAddress, SearchAddressDetail, CheckFlO, GetCoordinates) 24 часа в сутки, 365 дней в году.</text:p>
              </table:table-cell>
              <table:table-cell table:style-name="ce28" office:value-type="string" calcext:value-type="string" table:number-columns-spanned="2" table:number-rows-spanned="1">
                <text:p>Пр. 1, 2.1. Запросов в месяц:</text:p>
                <text:p>До 1 000 000 - 0,10 р./запр.</text:p>
                <text:p>От 1 000 000 - 0,09 р./запр.</text:p>
              </table:table-cell>
              <table:covered-table-cell table:style-name="ce28"/>
              <table:table-cell table:style-name="ce28" office:value-type="string" calcext:value-type="string" table:number-columns-spanned="1" table:number-rows-spanned="2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8-09-18" calcext:value-type="date" table:number-columns-spanned="1" table:number-rows-spanned="2">
                <text:p>18/9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2.3. Консультации по работе веб-сервисов по телефону, e-mail, Skype.</text:p>
              </table:table-cell>
              <table:table-cell table:style-name="ce28" office:value-type="string" calcext:value-type="string" table:number-columns-spanned="2" table:number-rows-spanned="1">
                <text:p>-</text:p>
              </table:table-cell>
              <table:covered-table-cell table:number-columns-repeated="2" table:style-name="ce28"/>
              <table:covered-table-cell table:style-name="ce50"/>
              <table:table-cell table:style-name="ce62" table:number-columns-repeated="1005"/>
              <table:table-cell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5 Гринвуд Растон Зарубежный склад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">
              <table:table-cell table:style-name="ce5" office:value-type="string" calcext:value-type="string" table:number-columns-spanned="1" table:number-rows-spanned="10">
                <text:p>Гринвуд Растон Зарубежный склад</text:p>
              </table:table-cell>
              <table:table-cell table:style-name="ce17" office:value-type="date" office:date-value="2015-12-14" calcext:value-type="date" table:number-columns-spanned="1" table:number-rows-spanned="10">
                <text:p>14/12/15</text:p>
              </table:table-cell>
              <table:table-cell table:style-name="ce28" office:value-type="string" calcext:value-type="string" table:number-columns-spanned="1" table:number-rows-spanned="10">
                <text:p>АБД-11/2015</text:p>
              </table:table-cell>
              <table:table-cell table:style-name="ce28" office:value-type="string" calcext:value-type="string" table:number-columns-spanned="1" table:number-rows-spanned="10">
                <text:p>1.1. Веб-сервис для обработки адресных БД.</text:p>
              </table:table-cell>
              <table:table-cell table:style-name="ce28" office:value-type="string" calcext:value-type="string">
                <text:p>3.1.1 Доступ к веб-сервисам 24 часа в сутки, 365 дней в году.</text:p>
              </table:table-cell>
              <table:table-cell table:style-name="ce27" office:value-type="string" calcext:value-type="string" table:number-columns-spanned="2" table:number-rows-spanned="1">
                <text:p>-</text:p>
              </table:table-cell>
              <table:covered-table-cell table:style-name="ce27"/>
              <table:table-cell table:style-name="ce28" office:value-type="string" calcext:value-type="string" table:number-columns-spanned="1" table:number-rows-spanned="10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8-12-14" calcext:value-type="date" table:number-columns-spanned="1" table:number-rows-spanned="10">
                <text:p>14/12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2.1. Наименование веб-сервисов:</text:p>
              </table:table-cell>
              <table:table-cell table:style-name="ce28" office:value-type="string" calcext:value-type="string" table:number-columns-spanned="2" table:number-rows-spanned="1">
                <text:p>Пр. 1, 2.1. Запросов в месяц: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00 000 - 0,10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FIO</text:p>
              </table:table-cell>
              <table:table-cell table:style-name="ce43" office:value-type="string" calcext:value-type="string" table:number-columns-spanned="2" table:number-rows-spanned="1">
                <text:p>До 100 000 - 0,20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500 000 - 0,08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FIO</text:p>
              </table:table-cell>
              <table:table-cell table:style-name="ce43" office:value-type="string" calcext:value-type="string" table:number-columns-spanned="2" table:number-rows-spanned="1">
                <text:p>До 500 000 - 0,16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 000 000 - 0,07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FIO</text:p>
              </table:table-cell>
              <table:table-cell table:style-name="ce43" office:value-type="string" calcext:value-type="string" table:number-columns-spanned="2" table:number-rows-spanned="1">
                <text:p>До 1 000 000 - 0,14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 500 000 - 0,05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CheckFIO</text:p>
              </table:table-cell>
              <table:table-cell table:style-name="ce43" office:value-type="string" calcext:value-type="string" table:number-columns-spanned="2" table:number-rows-spanned="1">
                <text:p>До 1 500 000 - 0,10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6 ГХП Директ Рус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8">
              <table:table-cell table:style-name="ce5" office:value-type="string" calcext:value-type="string" table:number-columns-spanned="1" table:number-rows-spanned="2">
                <text:p>ГХП Директ Рус</text:p>
              </table:table-cell>
              <table:table-cell table:style-name="ce17" office:value-type="date" office:date-value="2017-11-01" calcext:value-type="date" table:number-columns-spanned="1" table:number-rows-spanned="2">
                <text:p>1/11/17</text:p>
              </table:table-cell>
              <table:table-cell table:style-name="ce28" office:value-type="string" calcext:value-type="string" table:number-columns-spanned="1" table:number-rows-spanned="2">
                <text:p>АБД -004/2017</text:p>
              </table:table-cell>
              <table:table-cell table:style-name="ce28" office:value-type="string" calcext:value-type="string" table:number-columns-spanned="1" table:number-rows-spanned="2">
                <text:p>1.1. Веб-сервис для обработки адресных БД.</text:p>
              </table:table-cell>
              <table:table-cell table:style-name="ce28" office:value-type="string" calcext:value-type="string">
                <text:p>3.1.1 Доступ к веб-сервисам (CheckAddress, SearchAddressDetail, CheckFlO, GetCoordinates) 24 часа в сутки, 365 дней в году.</text:p>
              </table:table-cell>
              <table:table-cell table:style-name="ce27" office:value-type="string" calcext:value-type="string" table:number-columns-spanned="2" table:number-rows-spanned="1">
                <text:p>Пр. 1, 2.1. Запросов в месяц:</text:p>
                <text:p>До 1 000 000 - 0,10 р./запр.</text:p>
                <text:p>От 1 000 000 - 0,09 р./запр.</text:p>
              </table:table-cell>
              <table:covered-table-cell table:style-name="ce27"/>
              <table:table-cell table:style-name="ce28" office:value-type="string" calcext:value-type="string" table:number-columns-spanned="1" table:number-rows-spanned="2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8-11-01" calcext:value-type="date" table:number-columns-spanned="1" table:number-rows-spanned="2">
                <text:p>1/11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2.3. Консультации по работе веб-сервисов по телефону, e-mail, Skype.</text:p>
              </table:table-cell>
              <table:table-cell table:style-name="ce33" office:value-type="string" calcext:value-type="string" table:number-columns-spanned="2" table:number-rows-spanned="1">
                <text:p>-</text:p>
              </table:table-cell>
              <table:covered-table-cell table:style-name="ce33"/>
              <table:covered-table-cell table:style-name="ce28"/>
              <table:covered-table-cell table:style-name="ce50"/>
              <table:table-cell table:style-name="ce62" table:number-columns-repeated="1005"/>
              <table:table-cell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7 Национальная почтовая служб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9">
              <table:table-cell table:style-name="ce5" office:value-type="string" calcext:value-type="string" table:number-columns-spanned="1" table:number-rows-spanned="2">
                <text:p>Национальная почтовая служба</text:p>
              </table:table-cell>
              <table:table-cell table:style-name="ce17" office:value-type="date" office:date-value="2015-06-17" calcext:value-type="date" table:number-columns-spanned="1" table:number-rows-spanned="2">
                <text:p>17/6/15</text:p>
              </table:table-cell>
              <table:table-cell table:style-name="ce28" office:value-type="string" calcext:value-type="string" table:number-columns-spanned="1" table:number-rows-spanned="2">
                <text:p>АБД-8/2015</text:p>
              </table:table-cell>
              <table:table-cell table:style-name="ce28" office:value-type="string" calcext:value-type="string" table:number-columns-spanned="1" table:number-rows-spanned="2">
                <text:p>1.1. Веб-сервис для обработки адресных БД.</text:p>
              </table:table-cell>
              <table:table-cell table:style-name="ce27" office:value-type="string" calcext:value-type="string">
                <text:p>3.1.1 Доступ к веб-сервисам (CheckAddress,</text:p>
                <text:p>SearchAddressDetail) 24 часа в сутки, 365 дней в году.</text:p>
              </table:table-cell>
              <table:table-cell table:style-name="ce44" office:value-type="string" calcext:value-type="string" table:number-columns-spanned="2" table:number-rows-spanned="1">
                <text:p>Пр. 1, 2.1. Запросов в месяц:</text:p>
                <text:p>До 100 000 - 0,10 р./запр.</text:p>
                <text:p>До 500 000 - 0.08 р./запр.</text:p>
                <text:p>До 1 000 000 - 0,07 р./запр.</text:p>
                <text:p>До 1 500 000 - 0,05 р./запр.</text:p>
              </table:table-cell>
              <table:covered-table-cell table:style-name="ce44"/>
              <table:table-cell table:style-name="ce28" office:value-type="string" calcext:value-type="string" table:number-columns-spanned="1" table:number-rows-spanned="2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9-06-17" calcext:value-type="date" table:number-columns-spanned="1" table:number-rows-spanned="2">
                <text:p>17/6/19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2.3. Консультации по работе веб-сервисов по телефону, e-mail, Skype.</text:p>
              </table:table-cell>
              <table:table-cell table:style-name="ce44" office:value-type="string" calcext:value-type="string" table:number-columns-spanned="2" table:number-rows-spanned="1">
                <text:p>-</text:p>
              </table:table-cell>
              <table:covered-table-cell table:style-name="ce44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8 Рутрэк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1150000" calcext:value-type="float">
              <text:p>1,15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9">
              <table:table-cell table:style-name="ce4" office:value-type="string" calcext:value-type="string">
                <text:p>Рутрэк</text:p>
              </table:table-cell>
              <table:table-cell table:style-name="ce16" office:value-type="date" office:date-value="2018-02-12" calcext:value-type="date">
                <text:p>12/2/18</text:p>
              </table:table-cell>
              <table:table-cell table:style-name="ce29" office:value-type="string" calcext:value-type="string">
                <text:p>512-18П</text:p>
              </table:table-cell>
              <table:table-cell table:style-name="ce27" office:value-type="string" calcext:value-type="string">
                <text:p>1.1. Обновление адресной БД GeoFIAS</text:p>
              </table:table-cell>
              <table:table-cell table:style-name="ce27" office:value-type="string" calcext:value-type="string">
                <text:p>Пр.1, 1. Актуализация и обновление адресной БД GeoFIAS на</text:p>
                <text:p>территорию РФ.</text:p>
              </table:table-cell>
              <table:table-cell table:style-name="ce44" office:value-type="string" calcext:value-type="string" table:number-columns-spanned="2" table:number-rows-spanned="1">
                <text:p>2.1. 1 150 000 р.</text:p>
              </table:table-cell>
              <table:covered-table-cell table:style-name="ce44"/>
              <table:table-cell table:style-name="ce27" office:value-type="string" calcext:value-type="string">
                <text:p>1.3. Работы выполняются в 7 этапов. Все работы должны быть выполнены не позднее 1.2.21.</text:p>
                <text:p>Календарный план этапов определен в пр.1.</text:p>
              </table:table-cell>
              <table:table-cell table:style-name="ce49" office:value-type="date" office:date-value="2021-02-01" calcext:value-type="date">
                <text:p>1/2/21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9.1 СИСЛИНК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">
              <table:table-cell table:style-name="ce4" office:value-type="string" calcext:value-type="string" table:number-columns-spanned="1" table:number-rows-spanned="11">
                <text:p>СИСЛИНК</text:p>
              </table:table-cell>
              <table:table-cell table:style-name="ce16" office:value-type="date" office:date-value="2016-05-06" calcext:value-type="date" table:number-columns-spanned="1" table:number-rows-spanned="11">
                <text:p>6/5/16</text:p>
              </table:table-cell>
              <table:table-cell table:style-name="ce28" office:value-type="string" calcext:value-type="string" table:number-columns-spanned="1" table:number-rows-spanned="11">
                <text:p>АБД-01/2016</text:p>
              </table:table-cell>
              <table:table-cell table:style-name="ce28" office:value-type="string" calcext:value-type="string" table:number-columns-spanned="1" table:number-rows-spanned="11">
                <text:p>1.1. Веб-сервис для обработки адресных БД.</text:p>
              </table:table-cell>
              <table:table-cell table:style-name="ce28" office:value-type="string" calcext:value-type="string">
                <text:p>3.1.1 Доступ к веб-сервисам 24 часа в сутки, 365 дней в году.</text:p>
              </table:table-cell>
              <table:table-cell table:style-name="ce45" office:value-type="string" calcext:value-type="string" table:number-columns-spanned="2" table:number-rows-spanned="1">
                <text:p>-</text:p>
              </table:table-cell>
              <table:covered-table-cell table:style-name="ce45"/>
              <table:table-cell table:style-name="ce28" office:value-type="string" calcext:value-type="string" table:number-columns-spanned="1" table:number-rows-spanned="11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9-05-06" calcext:value-type="date" table:number-columns-spanned="1" table:number-rows-spanned="11">
                <text:p>6/5/19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8" office:value-type="string" calcext:value-type="string">
                <text:p>Пр. 1, 2.1. Наименование веб-сервисов:</text:p>
              </table:table-cell>
              <table:table-cell table:style-name="ce28" office:value-type="string" calcext:value-type="string" table:number-columns-spanned="2" table:number-rows-spanned="1">
                <text:p>Пр. 1, 2.1. Запросов в месяц: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00 000 - 0,13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FIO, GetCoordinates</text:p>
              </table:table-cell>
              <table:table-cell table:style-name="ce43" office:value-type="string" calcext:value-type="string" table:number-columns-spanned="2" table:number-rows-spanned="1">
                <text:p>До 100 000 - 0,26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500 000 - 0,10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FIO, GetCoordinates</text:p>
              </table:table-cell>
              <table:table-cell table:style-name="ce43" office:value-type="string" calcext:value-type="string" table:number-columns-spanned="2" table:number-rows-spanned="1">
                <text:p>До 500 000 - 0,21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 000 000 - 0,09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FIO, GetCoordinates</text:p>
              </table:table-cell>
              <table:table-cell table:style-name="ce43" office:value-type="string" calcext:value-type="string" table:number-columns-spanned="2" table:number-rows-spanned="1">
                <text:p>До 1 000 000 - 0,18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Address, SearchAddressDetail</text:p>
              </table:table-cell>
              <table:table-cell table:style-name="ce43" office:value-type="string" calcext:value-type="string" table:number-columns-spanned="2" table:number-rows-spanned="1">
                <text:p>До 1 500 000 - 0,07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8" office:value-type="string" calcext:value-type="string">
                <text:p>CheckFIO, GetCoordinates</text:p>
              </table:table-cell>
              <table:table-cell table:style-name="ce43" office:value-type="string" calcext:value-type="string" table:number-columns-spanned="2" table:number-rows-spanned="1">
                <text:p>До 1 500 000 - 0,13 р./запр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30" office:value-type="string" calcext:value-type="string">
                <text:p>Пр. 1, 2.2. Консультации по телефону, e-mail, Skype.</text:p>
              </table:table-cell>
              <table:table-cell table:style-name="ce45" office:value-type="string" calcext:value-type="string" table:number-columns-spanned="2" table:number-rows-spanned="1">
                <text:p>-</text:p>
              </table:table-cell>
              <table:covered-table-cell table:style-name="ce45"/>
              <table:covered-table-cell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9.2 СИСЛИНК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">
              <table:table-cell table:style-name="ce5" office:value-type="string" calcext:value-type="string" table:number-columns-spanned="1" table:number-rows-spanned="5">
                <text:p>СИСЛИНК</text:p>
              </table:table-cell>
              <table:table-cell table:style-name="ce17" office:value-type="date" office:date-value="2016-05-06" calcext:value-type="date" table:number-columns-spanned="1" table:number-rows-spanned="5">
                <text:p>6/5/16</text:p>
              </table:table-cell>
              <table:table-cell table:style-name="ce28" office:value-type="string" calcext:value-type="string" table:number-columns-spanned="1" table:number-rows-spanned="5">
                <text:p>АБД-02/2016</text:p>
              </table:table-cell>
              <table:table-cell table:style-name="ce28" office:value-type="string" calcext:value-type="string" table:number-columns-spanned="1" table:number-rows-spanned="5">
                <text:p>1.1. Обработка адрес-ных БД в файлах.</text:p>
              </table:table-cell>
              <table:table-cell table:style-name="ce28" office:value-type="string" calcext:value-type="string">
                <text:p>Пр. 1, 1.1. Обмен файлами.</text:p>
              </table:table-cell>
              <table:table-cell table:style-name="ce45" office:value-type="string" calcext:value-type="string" table:number-columns-spanned="2" table:number-rows-spanned="1">
                <text:p>-</text:p>
              </table:table-cell>
              <table:covered-table-cell table:style-name="ce45"/>
              <table:table-cell table:style-name="ce28" office:value-type="string" calcext:value-type="string" table:number-columns-spanned="1" table:number-rows-spanned="5">
                <text:p>8.1. 1 год.</text:p>
                <text:p>8.2. По   истечении  пролонгиру-ется на следующий год, если нет уведомления о прекращении.</text:p>
              </table:table-cell>
              <table:table-cell table:style-name="ce50" office:value-type="date" office:date-value="2019-05-06" calcext:value-type="date" table:number-columns-spanned="1" table:number-rows-spanned="5">
                <text:p>6/5/19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1, 4. Типы работ:</text:p>
              </table:table-cell>
              <table:table-cell table:style-name="ce28" office:value-type="string" calcext:value-type="string" table:number-columns-spanned="2" table:number-rows-spanned="1">
                <text:p>Пр. 1, 4. Записей: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0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. 1, 4.1. Чистка <text:s/>адресных баз данных (автоматическая).</text:p>
              </table:table-cell>
              <table:table-cell table:style-name="ce28" office:value-type="string" calcext:value-type="string" table:number-columns-spanned="2" table:number-rows-spanned="1">
                <text:p>До 10 000 - 1,04 р./зап.</text:p>
                <text:p>До 50 000 - 0,65 р./зап.</text:p>
                <text:p>До 500 000 - 0,33 р./зап.</text:p>
                <text:p>От 500 000 - 0,26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1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. 1, 4.2. Ручная чистка и разбор адресов.</text:p>
              </table:table-cell>
              <table:table-cell table:style-name="ce28" office:value-type="string" calcext:value-type="string" table:number-columns-spanned="2" table:number-rows-spanned="1">
                <text:p>До 10 000 - 8,25 р./зап.</text:p>
                <text:p>До 50 000 - 6,88 р./зап.</text:p>
                <text:p>До 100 000 - 5,50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2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. 1, 4.3. Чистка <text:s/>адресных баз данных (комплексная).</text:p>
              </table:table-cell>
              <table:table-cell table:style-name="ce28" office:value-type="string" calcext:value-type="string" table:number-columns-spanned="2" table:number-rows-spanned="1">
                <text:p>До 10 000 - 1,98 р./зап.</text:p>
                <text:p>До 50 000 - 1,65 р./зап.</text:p>
                <text:p>До 500 000 - 1,38 р./зап.</text:p>
                <text:p>От 500 000 - 1,10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1.10 Тев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number-columns-repeated="2"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3">
              <table:table-cell table:style-name="ce5" office:value-type="string" calcext:value-type="string">
                <text:p>Тева</text:p>
              </table:table-cell>
              <table:table-cell table:style-name="ce17" office:value-type="date" office:date-value="2017-12-14" calcext:value-type="date">
                <text:p>14/12/17</text:p>
              </table:table-cell>
              <table:table-cell table:style-name="ce28" office:value-type="string" calcext:value-type="string">
                <text:p>Согл. о конфиденциальности</text:p>
              </table:table-cell>
              <table:table-cell table:style-name="ce28" office:value-type="string" calcext:value-type="string">
                <text:p>1.1. Защита конфиден-циальной информа-ции</text:p>
              </table:table-cell>
              <table:table-cell table:style-name="ce30" office:value-type="string" calcext:value-type="string">
                <text:p>2.1. Обеспечивать сохранность конфиденциальной информации от неправомерного доступа к ней третьих лиц и не использовать её для собственной выгоды.</text:p>
              </table:table-cell>
              <table:table-cell table:style-name="ce28" office:value-type="string" calcext:value-type="string" table:number-columns-spanned="2" table:number-rows-spanned="1">
                <text:p>-</text:p>
              </table:table-cell>
              <table:covered-table-cell table:style-name="ce28"/>
              <table:table-cell table:style-name="ce28" office:value-type="string" calcext:value-type="string">
                <text:p>5.4. 7 лет.</text:p>
              </table:table-cell>
              <table:table-cell table:style-name="ce50" office:value-type="date" office:date-value="2024-12-14" calcext:value-type="date">
                <text:p>14/12/24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table-cell table:style-name="ce5" office:value-type="string" calcext:value-type="string" table:number-columns-spanned="1" table:number-rows-spanned="7">
                <text:p>Тева</text:p>
              </table:table-cell>
              <table:table-cell table:style-name="ce17" office:value-type="date" office:date-value="2018-03-22" calcext:value-type="date" table:number-columns-spanned="1" table:number-rows-spanned="7">
                <text:p>22/3/18</text:p>
              </table:table-cell>
              <table:table-cell table:style-name="ce30" office:value-type="string" calcext:value-type="string" table:number-columns-spanned="1" table:number-rows-spanned="7">
                <text:p>20624</text:p>
              </table:table-cell>
              <table:table-cell table:style-name="ce28" office:value-type="string" calcext:value-type="string" table:number-columns-spanned="1" table:number-rows-spanned="7">
                <text:p>1.1. Обработка записей.</text:p>
              </table:table-cell>
              <table:table-cell table:style-name="ce28" office:value-type="string" calcext:value-type="string">
                <text:p>Пр. 1. Типы работ:</text:p>
              </table:table-cell>
              <table:table-cell table:style-name="ce28" office:value-type="string" calcext:value-type="string" table:number-columns-spanned="2" table:number-rows-spanned="1">
                <text:p>Пр. 1. Записей:</text:p>
              </table:table-cell>
              <table:covered-table-cell table:style-name="ce28"/>
              <table:table-cell table:style-name="ce28" office:value-type="string" calcext:value-type="string" table:number-columns-spanned="1" table:number-rows-spanned="7">
                <text:p>9.1. До 31.12.18.</text:p>
              </table:table-cell>
              <table:table-cell table:style-name="ce50" office:value-type="date" office:date-value="2018-12-31" calcext:value-type="date" table:number-columns-spanned="1" table:number-rows-spanned="7">
                <text:p>31/12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8" office:value-type="string" calcext:value-type="string">
                <text:p>Пр. 1, 1. Чистка <text:s/>адресных баз данных (с использованием ABDManager4.0).</text:p>
              </table:table-cell>
              <table:table-cell table:style-name="ce28" office:value-type="string" calcext:value-type="string" table:number-columns-spanned="2" table:number-rows-spanned="1">
                <text:p>До 10 000 - 0,35 р./зап.</text:p>
                <text:p>До 50 000 - 0,32 р./зап.</text:p>
                <text:p>До 500 000 - 0,30 р./зап.</text:p>
                <text:p>От 500 000 - 0,28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8" office:value-type="string" calcext:value-type="string">
                <text:p>Пр. 1, 2. Проверка и довосстановление кодов номеров телефонов.</text:p>
              </table:table-cell>
              <table:table-cell table:style-name="ce28" office:value-type="string" calcext:value-type="string" table:number-columns-spanned="2" table:number-rows-spanned="1">
                <text:p>До 1 000 000 - 0,15 р./зап.</text:p>
                <text:p>От 1 000 001 до 5 000 000 - 0,12 р./зап.</text:p>
                <text:p>От 5 000 000 - 0,13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8" office:value-type="string" calcext:value-type="string">
                <text:p>Пр. 1, 3. Документов, удостоверяющих личность</text:p>
                <text:p>Пр. 1, 7. Проверка наименований организаций по ЕГРЮЛ и ЕГРИП</text:p>
              </table:table-cell>
              <table:table-cell table:style-name="ce28" office:value-type="string" calcext:value-type="string" table:number-columns-spanned="2" table:number-rows-spanned="1">
                <text:p>До 1 000 000 - 0,70 р./зап.</text:p>
                <text:p>От 1 000 001 до 5 000 000 - 0,65 р./зап.</text:p>
                <text:p>От 5 000 000 - 0,60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1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8" office:value-type="string" calcext:value-type="string">
                <text:p>Пр. 1, 4. Проверка и стандартизация наименований организаций</text:p>
                <text:p>Пр. 1, 8. Выявление дубликатов (стандартная)</text:p>
              </table:table-cell>
              <table:table-cell table:style-name="ce28" office:value-type="string" calcext:value-type="string" table:number-columns-spanned="2" table:number-rows-spanned="1">
                <text:p>До 1 000 000 - 0,40 р./зап.</text:p>
                <text:p>От 1 000 001 до 5 000 000 - 0,38 р./зап.</text:p>
                <text:p>От 5 000 000 - 0,35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8" office:value-type="string" calcext:value-type="string">
                <text:p>Пр. 1, 5. Проверка Ф.И.О. доменных имен, e-mail, ИНН, БИК, СНИЛС</text:p>
              </table:table-cell>
              <table:table-cell table:style-name="ce28" office:value-type="string" calcext:value-type="string" table:number-columns-spanned="2" table:number-rows-spanned="1">
                <text:p>До 1 000 000 - 0,20 р./зап.</text:p>
                <text:p>От 1 000 001 до 5 000 000 - 0,10 р./зап.</text:p>
                <text:p>От 5 000 000 - 0,05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5"/>
              <table:covered-table-cell table:style-name="ce17"/>
              <table:covered-table-cell table:style-name="ce30"/>
              <table:covered-table-cell table:style-name="ce28"/>
              <table:table-cell table:style-name="ce39" office:value-type="string" calcext:value-type="string">
                <text:p>Пр. 1, 6. Стандартизация справочников номенклатуры, должностей</text:p>
              </table:table-cell>
              <table:table-cell table:style-name="ce28" office:value-type="string" calcext:value-type="string" table:number-columns-spanned="2" table:number-rows-spanned="1">
                <text:p>До 1 000 000 - 0,20 р./зап.</text:p>
                <text:p>От 1 000 001 до 5 000 000 - 0,18 р./зап.</text:p>
                <text:p>От 5 000 000 - 0,15 р./зап.</text:p>
              </table:table-cell>
              <table:covered-table-cell table:number-columns-repeated="2" table:style-name="ce28"/>
              <table:covered-table-cell table:style-name="ce50"/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6"/>
            <table:table-cell table:style-name="ce18"/>
            <table:table-cell table:style-name="ce31"/>
            <table:table-cell table:style-name="ce18" table:number-columns-repeated="5"/>
            <table:table-cell table:style-name="ce51"/>
            <table:table-cell table:style-name="ce61" table:number-columns-repeated="1005"/>
            <table:table-cell table:style-name="Default" table:number-columns-repeated="10"/>
          </table:table-row>
        </table:table-row-group>
        <table:table-row table:style-name="ro2">
          <table:table-cell table:style-name="ce3" office:value-type="string" calcext:value-type="string">
            <text:p>1.2 Право пользования ПО </text:p>
          </table:table-cell>
          <table:table-cell table:style-name="ce19"/>
          <table:table-cell table:style-name="ce32"/>
          <table:table-cell table:style-name="ce19" table:number-columns-repeated="5"/>
          <table:table-cell table:style-name="ce52"/>
          <table:table-cell table:style-name="ce61" table:number-columns-repeated="1005"/>
          <table:table-cell table:style-name="Default" table:number-columns-repeated="10"/>
        </table:table-row>
        <table:table-row-group>
          <table:table-row table:style-name="ro2">
            <table:table-cell table:style-name="ce3" office:value-type="string" calcext:value-type="string">
              <text:p>1.2.1.1 Армадилло Бизнес Посылк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5300000" calcext:value-type="float">
              <text:p>5,30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5">
              <table:table-cell table:style-name="ce4" office:value-type="string" calcext:value-type="string" table:number-columns-spanned="1" table:number-rows-spanned="6">
                <text:p>Армадилло Бизнес Посылка</text:p>
              </table:table-cell>
              <table:table-cell table:style-name="ce16" office:value-type="date" office:date-value="2014-10-28" calcext:value-type="date" table:number-columns-spanned="1" table:number-rows-spanned="6">
                <text:p>28/10/14</text:p>
              </table:table-cell>
              <table:table-cell table:style-name="ce28" office:value-type="string" calcext:value-type="string" table:number-columns-spanned="1" table:number-rows-spanned="6">
                <text:p>АБД-5/2014 (лицензион-ный)</text:p>
              </table:table-cell>
              <table:table-cell table:style-name="ce28" office:value-type="string" calcext:value-type="string" table:number-columns-spanned="1" table:number-rows-spanned="6">
                <text:p>1. Право пользования IQDQ4.0(RUS) Standart Edition (2 server).</text:p>
              </table:table-cell>
              <table:table-cell table:style-name="ce27" office:value-type="string" calcext:value-type="string">
                <text:p>1. Предоставление права пользования IQDQ4.0(RUS) Standart Edition (2 server) на неисключительной основе.</text:p>
                <text:p>1.4. Право пользования ПО предоставляется на 2 ПК.</text:p>
              </table:table-cell>
              <table:table-cell table:style-name="ce44" office:value-type="string" calcext:value-type="string" table:number-columns-spanned="2" table:number-rows-spanned="6">
                <text:p>3.1. 5 300 000 р.</text:p>
              </table:table-cell>
              <table:covered-table-cell table:style-name="ce44"/>
              <table:table-cell table:style-name="ce28" office:value-type="string" calcext:value-type="string">
                <text:p>1.5. Право пользования бессрочно.</text:p>
                <text:p>4.1 Действие договора в течение всего времени эксплуатации ПО.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8" office:value-type="string" calcext:value-type="string">
                <text:p>2.8. Исправление скрытых ошибок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2.8. 6 месяцев.</text:p>
              </table:table-cell>
              <table:table-cell table:style-name="ce54" office:value-type="date" office:date-value="2015-04-28" calcext:value-type="date">
                <text:p>28/4/15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8" office:value-type="string" calcext:value-type="string">
                <office:annotation draw:style-name="gr3" draw:text-style-name="P2" svg:width="145.5pt" svg:height="47.71pt" svg:x="618.75pt" svg:y="4129.17pt" draw:caption-point-x="-52.04pt" draw:caption-point-y="-2597.95pt">
                  <dc:date>2018-08-30T00:00:00</dc:date>
                  <text:p text:style-name="P1">Alexander:</text:p>
                  <text:p text:style-name="P1"><text:span text:style-name="T1">В чём разница статей 2.11 (в течение 5 лет) и Пр. 2, 3.4 (в течение 1 года)?</text:span></text:p>
                </office:annotation>
                <text:p>2.11. Осуществлять техническое сопровождение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2.11. 5 <text:s/>лет.</text:p>
              </table:table-cell>
              <table:table-cell table:style-name="ce54" office:value-type="date" office:date-value="2015-10-28" calcext:value-type="date">
                <text:p>28/10/15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7" office:value-type="string" calcext:value-type="string">
                <text:p>3.1. Сопровождение процесса внедрения.</text:p>
                <text:p>Пр. 2, 3.5. Конфигурирование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-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4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7" office:value-type="string" calcext:value-type="string">
                <text:p>Пр. 2, 3.4. Стоимость технического сопровождения в течение 1 года эксплуатации ПО включена в стоимость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Пр. 2, 3.4. 1 год.</text:p>
              </table:table-cell>
              <table:table-cell table:style-name="ce54" office:value-type="date" office:date-value="2015-10-28" calcext:value-type="date">
                <text:p>28/10/15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4"/>
              <table:covered-table-cell table:style-name="ce16"/>
              <table:covered-table-cell table:number-columns-repeated="2" table:style-name="ce28"/>
              <table:table-cell table:style-name="ce28" office:value-type="string" calcext:value-type="string">
                <text:p>Пр.2, 1.2. Обновление ПО и эталонных БД адресов ежеквартальн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Пр.2, 1.2. 5 лет.</text:p>
              </table:table-cell>
              <table:table-cell table:style-name="ce54" office:value-type="date" office:date-value="2019-10-28" calcext:value-type="date">
                <text:p>28/10/19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1.2 Армадилло Бизнес Посылк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45000" calcext:value-type="float">
              <text:p>45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6">
              <table:table-cell table:style-name="ce7" office:value-type="string" calcext:value-type="string">
                <text:p>Армадилло Бизнес Посылка</text:p>
              </table:table-cell>
              <table:table-cell table:style-name="ce20" office:value-type="date" office:date-value="2014-10-28" calcext:value-type="date">
                <text:p>28/10/14</text:p>
              </table:table-cell>
              <table:table-cell table:style-name="ce33" office:value-type="string" calcext:value-type="string">
                <text:p>Пр. 2 к дог. АБД-5/2014 </text:p>
              </table:table-cell>
              <table:table-cell table:style-name="ce28" office:value-type="string" calcext:value-type="string">
                <text:p>Консультационно-ин-формационное обес-печение и техничес-кое сопровождение.</text:p>
              </table:table-cell>
              <table:table-cell table:style-name="ce28" office:value-type="string" calcext:value-type="string">
                <office:annotation draw:style-name="gr4" draw:text-style-name="P2" svg:width="216.77pt" svg:height="113.73pt" svg:x="617.98pt" svg:y="5127.28pt" draw:caption-point-x="-51.28pt" draw:caption-point-y="-3499.11pt">
                  <dc:date>2018-08-30T00:00:00</dc:date>
                  <text:p text:style-name="P1">Alexander:</text:p>
                  <text:p text:style-name="P1"><text:span text:style-name="T1">"1.3. Консультации по телефону, e-mail, Skype":</text:span></text:p>
                  <text:p text:style-name="P1"><text:span text:style-name="T1">В отличие от пр. 2 к дог. СДЭК, этот же пункт не отнесён явно к ежемесячному абонентскому обслуживанию. Это только подразумевается по аналогии с общим шаблоном договора. Можно уточнить у Максима.</text:span></text:p>
                </office:annotation>
                <text:p>1.3. Консультации по телефону, e-mail, Skype.</text:p>
                <text:p>1.4. Обновление ПО и эталонных БД.</text:p>
                <text:p>1.5. Выезд для настройки ПО и консультаций (тариф: 3 000 р./час).</text:p>
              </table:table-cell>
              <table:table-cell table:style-name="ce44" office:value-type="string" calcext:value-type="string" table:number-columns-spanned="2" table:number-rows-spanned="1">
                <text:p>3.3. 45 000 р./мес.</text:p>
              </table:table-cell>
              <table:covered-table-cell table:style-name="ce44"/>
              <table:table-cell table:style-name="ce28" office:value-type="string" calcext:value-type="string">
                <text:p>1.6. 5 лет.</text:p>
              </table:table-cell>
              <table:table-cell table:style-name="ce54" office:value-type="date" office:date-value="2019-10-28" calcext:value-type="date">
                <text:p>28/10/19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2 Астеллас Фарм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2700000" calcext:value-type="float">
              <text:p>2,70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7">
              <table:table-cell table:style-name="ce5" office:value-type="string" calcext:value-type="string" table:number-columns-spanned="1" table:number-rows-spanned="6">
                <text:p>Астеллас Фарма</text:p>
              </table:table-cell>
              <table:table-cell table:style-name="ce17" office:value-type="date" office:date-value="2013-11-01" calcext:value-type="date" table:number-columns-spanned="1" table:number-rows-spanned="6">
                <text:p>1/11/13</text:p>
              </table:table-cell>
              <table:table-cell table:style-name="ce28" office:value-type="string" calcext:value-type="string" table:number-columns-spanned="1" table:number-rows-spanned="6">
                <text:p>АБД-10/20/13 (лицензион-ный)</text:p>
              </table:table-cell>
              <table:table-cell table:style-name="ce28" office:value-type="string" calcext:value-type="string" table:number-columns-spanned="1" table:number-rows-spanned="6">
                <text:p>1.1. Право пользова-ния IQDQ v4.0(RUS) Enterprise Edition.</text:p>
              </table:table-cell>
              <table:table-cell table:style-name="ce27" office:value-type="string" calcext:value-type="string">
                <text:p>1.1. Предоставление права пользования IQDQ v4.0(RUS) Enterprise Edition на неисключительной основе.</text:p>
                <text:p>1.4. Право пользования предоставляется на 2 ПК.</text:p>
              </table:table-cell>
              <table:table-cell table:style-name="ce44" office:value-type="string" calcext:value-type="string" table:number-columns-spanned="2" table:number-rows-spanned="6">
                <text:p>3.1. 2 700 000 р.</text:p>
              </table:table-cell>
              <table:covered-table-cell table:style-name="ce44"/>
              <table:table-cell table:style-name="ce28" office:value-type="string" calcext:value-type="string">
                <text:p>1.5. Право пользования бессрочно.</text:p>
                <text:p>4.1 Действие договора в течение всего времени эксплуатации ПО.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office:annotation draw:style-name="gr5" draw:text-style-name="P2" svg:width="174.02pt" svg:height="126.43pt" svg:x="578.24pt" svg:y="2956.37pt" draw:caption-point-x="-11.54pt" draw:caption-point-y="-1210.99pt">
                  <dc:date>2018-08-30T00:00:00</dc:date>
                  <text:p text:style-name="P1">Alexander:</text:p>
                  <text:p text:style-name="P1"><text:span text:style-name="T1">Приложения 2 у меня нет. Условия в нём должны быть схожими с другими договорами, но тем не менее описать возможно его тоже нужно.</text:span></text:p>
                </office:annotation>
                <text:p>2.6. Оказывать поддержку ПО в соответствии с приложением 2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-</text:p>
              </table:table-cell>
              <table:table-cell table:style-name="ce55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2.8. Исправление скрытых ошибок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2.8. 6 месяцев.</text:p>
              </table:table-cell>
              <table:table-cell table:style-name="ce54" office:value-type="date" office:date-value="2013-05-01" calcext:value-type="date">
                <text:p>1/5/13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office:annotation draw:style-name="gr6" draw:text-style-name="P2" svg:width="174.02pt" svg:height="68.26pt" svg:x="618.75pt" svg:y="5091pt" draw:caption-point-x="-52.04pt" draw:caption-point-y="-3315.63pt">
                  <dc:date>2018-08-30T00:00:00</dc:date>
                  <text:p text:style-name="P1">Alexander:</text:p>
                  <text:p text:style-name="P1"><text:span text:style-name="T1">Приложения 4 у меня нет. Описать возможно его тоже нужно.</text:span></text:p>
                </office:annotation>
                <text:p>2.9. Конфигурированию согласно приложению 4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-</text:p>
              </table:table-cell>
              <table:table-cell table:style-name="ce54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2.11. Техническое сопровождение ПО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2.11. 5 <text:s/>лет.</text:p>
              </table:table-cell>
              <table:table-cell table:style-name="ce56" office:value-type="date" office:date-value="2018-11-01" calcext:value-type="date">
                <text:p>1/11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3.1. Сопровождение процесса внедрения.</text:p>
              </table:table-cell>
              <table:covered-table-cell table:number-columns-repeated="2" table:style-name="ce44"/>
              <table:table-cell table:style-name="ce28" office:value-type="string" calcext:value-type="string">
                <text:p>-</text:p>
              </table:table-cell>
              <table:table-cell table:style-name="ce56" office:value-type="string" calcext:value-type="string">
                <text:p>-</text:p>
              </table:table-cell>
              <table:table-cell table:style-name="ce61" table:number-columns-repeated="2"/>
              <table:table-cell table:style-name="ce63"/>
              <table:table-cell table:style-name="ce61" table:number-columns-repeated="1002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3 Забавин В. А. и Ковалев М. А.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table:formula="of:=500000 * 2" office:value-type="float" office:value="1000000" calcext:value-type="float">
              <text:p>1,00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8">
              <table:table-cell table:style-name="ce5" office:value-type="string" calcext:value-type="string" table:number-columns-spanned="1" table:number-rows-spanned="2">
                <text:p>Забавин Виталий Александрович и Ковалев Максим Александрович</text:p>
              </table:table-cell>
              <table:table-cell table:style-name="ce17" office:value-type="date" office:date-value="2014-12-01" calcext:value-type="date" table:number-columns-spanned="1" table:number-rows-spanned="2">
                <text:p>1/12/14</text:p>
              </table:table-cell>
              <table:table-cell table:style-name="ce28" office:value-type="string" calcext:value-type="string" table:number-columns-spanned="1" table:number-rows-spanned="2">
                <text:p>П1-12/2014</text:p>
              </table:table-cell>
              <table:table-cell table:style-name="ce28" office:value-type="string" calcext:value-type="string" table:number-columns-spanned="1" table:number-rows-spanned="2">
                <text:p>1.1. Право пользова-ния ABD Manager.</text:p>
              </table:table-cell>
              <table:table-cell table:style-name="ce28" office:value-type="string" calcext:value-type="string" table:number-columns-spanned="1" table:number-rows-spanned="2">
                <text:p>1.1 Лицензиары (Забавин В. А., Ковалев М. А.) передают Лицензиату (АйКью Системс) неисключительные права пользования ABD Manager - право передачи третьим лицам неисключительных прав пользования.</text:p>
              </table:table-cell>
              <table:table-cell table:style-name="ce44" office:value-type="string" calcext:value-type="string" table:number-columns-spanned="2" table:number-rows-spanned="2">
                <text:p>2.1 Размер вознаграждения каждому из Лицензиаров - </text:p>
                <text:p>500 000 р.</text:p>
              </table:table-cell>
              <table:covered-table-cell table:style-name="ce44"/>
              <table:table-cell table:style-name="ce27" office:value-type="string" calcext:value-type="string">
                <text:p>1.3. Права передаются на срок действия исключительных прав на ПО.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5">
              <table:covered-table-cell table:style-name="ce5"/>
              <table:covered-table-cell table:style-name="ce17"/>
              <table:covered-table-cell table:number-columns-repeated="3" table:style-name="ce28"/>
              <table:covered-table-cell table:number-columns-repeated="2" table:style-name="ce44"/>
              <table:table-cell table:style-name="ce28" office:value-type="string" calcext:value-type="string">
                <text:p>5.1. Договор действует 20 лет.</text:p>
              </table:table-cell>
              <table:table-cell table:style-name="ce57" office:value-type="date" office:date-value="2034-12-01" calcext:value-type="date">
                <text:p>1/12/34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4 Компания СОВЗОНД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12096000" calcext:value-type="float">
              <text:p>12,096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3">
              <table:table-cell table:style-name="ce5" office:value-type="string" calcext:value-type="string" table:number-columns-spanned="1" table:number-rows-spanned="2">
                <text:p>Компания СОВЗОНД</text:p>
              </table:table-cell>
              <table:table-cell table:style-name="ce17" office:value-type="date" office:date-value="2014-12-29" calcext:value-type="date" table:number-columns-spanned="1" table:number-rows-spanned="2">
                <text:p>29/12/14</text:p>
              </table:table-cell>
              <table:table-cell table:style-name="ce28" office:value-type="string" calcext:value-type="string" table:number-columns-spanned="1" table:number-rows-spanned="2">
                <text:p>Л/ДКС-14/54 (лицензион-ный)</text:p>
              </table:table-cell>
              <table:table-cell table:style-name="ce28" office:value-type="string" calcext:value-type="string" table:number-columns-spanned="1" table:number-rows-spanned="2">
                <text:p>2.1. Право пользова-ния IQDQ v4.0(RUS) Enterprise Edition.</text:p>
              </table:table-cell>
              <table:table-cell table:style-name="ce28" office:value-type="string" calcext:value-type="string" table:number-columns-spanned="1" table:number-rows-spanned="2">
                <office:annotation draw:style-name="gr7" draw:text-style-name="P2" svg:width="145.5pt" svg:height="178.36pt" svg:x="578.24pt" svg:y="3486.61pt" draw:caption-point-x="-11.54pt" draw:caption-point-y="-1572.83pt">
                  <dc:date>2018-08-30T00:00:00</dc:date>
                  <text:p text:style-name="P1">Alexander:</text:p>
                  <text:p text:style-name="P1"><text:span text:style-name="T1">Много было передач конечным пользователям?</text:span></text:p>
                </office:annotation>
                <text:p>2.1 Лицензиат (АйКью Системс) обязуется передать сублицензиату (Компания СОВЗОНД) неисключительное, право пользование IQDQ4.0 Enterprise Edition и право на передачу неисключительного права конечному пользователю.</text:p>
              </table:table-cell>
              <table:table-cell table:style-name="ce44" office:value-type="string" calcext:value-type="string" table:number-columns-spanned="2" table:number-rows-spanned="2">
                <text:p>4.1. 12 096 000 р.</text:p>
              </table:table-cell>
              <table:covered-table-cell table:style-name="ce44"/>
              <table:table-cell table:style-name="ce27" office:value-type="string" calcext:value-type="string">
                <text:p>5.5. Срок предоставления права </text:p>
                <text:p>пользования - срок действия</text:p>
                <text:p>исключительного права на ПО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4">
              <table:covered-table-cell table:style-name="ce5"/>
              <table:covered-table-cell table:style-name="ce17"/>
              <table:covered-table-cell table:number-columns-repeated="3" table:style-name="ce28"/>
              <table:covered-table-cell table:number-columns-repeated="2" table:style-name="ce44"/>
              <table:table-cell table:style-name="ce27" office:value-type="string" calcext:value-type="string">
                <text:p>6.1. Договор действует в течение срока действия исключительного права на ПО.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5.1 ЛАНИТ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2700000" calcext:value-type="float">
              <text:p>2,70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9">
              <table:table-cell table:style-name="ce5" office:value-type="string" calcext:value-type="string" table:number-columns-spanned="1" table:number-rows-spanned="2">
                <text:p>ЛАНИТ</text:p>
              </table:table-cell>
              <table:table-cell table:style-name="ce17" office:value-type="date" office:date-value="2015-03-25" calcext:value-type="date" table:number-columns-spanned="1" table:number-rows-spanned="2">
                <text:p>25/3/15</text:p>
              </table:table-cell>
              <table:table-cell table:style-name="ce28" office:value-type="string" calcext:value-type="string" table:number-columns-spanned="1" table:number-rows-spanned="2">
                <office:annotation draw:style-name="gr8" draw:text-style-name="P2" svg:width="418.51pt" svg:height="127.19pt" svg:x="157.49pt" svg:y="6365.25pt" draw:caption-point-x="-49.04pt" draw:caption-point-y="-4359.03pt">
                  <dc:date>2018-08-30T00:00:00</dc:date>
                  <text:p text:style-name="P1">Alexander: Это видимо предыдущий договор с ЛАНИТ-ом?</text:p>
                  <text:p text:style-name="P1"><text:span text:style-name="T1"/></text:p>
                  <text:p text:style-name="P1"><text:span text:style-name="T1">6.2 Лицензиар гарантирует, что, в соответствии с </text:span><text:span text:style-name="T2">Лицензионным договором № П1-12/2014 от 1 декабря 2014 г.</text:span><text:span text:style-name="T1"> с Забавиным Виталием Александровичем и Ковалевым Максимом Александровичем, он действует в пределах прав и полномочий, позволяющих ему осуществлять предоставление прав использования Программами для ЭВМ. указанных в Прейскуранте (Приложение №1 к настоящему Договору), на срок не менее 20 (Двадцати) лет от даты подписания настоящего Договора, и на момент предоставления Лицензиату прав использования указанных Программ для ЭВМ они не заложены, не арестованы, не являются предметом исков третьих лиц.</text:span></text:p>
                </office:annotation>
                <text:p>ЛР/ДКС-15/10 (лицензион-ный)</text:p>
              </table:table-cell>
              <table:table-cell table:style-name="ce28" office:value-type="string" calcext:value-type="string" table:number-columns-spanned="1" table:number-rows-spanned="2">
                <office:annotation draw:style-name="gr9" draw:text-style-name="P2" svg:width="846.74pt" svg:height="379.36pt" svg:x="277.48pt" svg:y="6308.53pt" draw:caption-point-x="-54.28pt" draw:caption-point-y="-4302.31pt">
                  <dc:date>2018-08-30T00:00:00</dc:date>
                  <text:p text:style-name="P1">Alexander: Видимо подразумеваются собственные подразделения/филиалы, от которых будет им поступать вознаграждение?</text:p>
                  <text:p text:style-name="P1"><text:span text:style-name="T1"/></text:p>
                  <text:p text:style-name="P1"><text:span text:style-name="T1">1.2 По настоящему Договору Лицензиар передает, а Лицензиат принимает право передачи прав на использование Программ для ЭВМ </text:span><text:span text:style-name="T2">третьим лицам</text:span><text:span text:style-name="T1"> на основании собственных юридически обязывающих </text:span><text:span text:style-name="T2">сублицензионных договоров</text:span><text:span text:style-name="T1"> в следующих пределах и следующими способами: право установки и запуска (воспроизведения) экземпляров Программы в объеме, на срок и на территории не превышающих, полученных Лицензиатом но настоящему Договору.</text:span></text:p>
                  <text:p text:style-name="P1"><text:span text:style-name="T1"/></text:p>
                  <text:p text:style-name="P1"><text:span text:style-name="T1">3.2.2 Передавать права на использование Программ для ЭВМ </text:span><text:span text:style-name="T2">третьим лицам</text:span><text:span text:style-name="T1"> на основании собственных юридически обязывающих </text:span><text:span text:style-name="T2">сублицензионных договоров</text:span><text:span text:style-name="T1">, в объеме, на срок и на территории не превышающих, полученных Лицензиатом по настоящему Договору. При этом размер </text:span><text:span text:style-name="T2">вознаграждения</text:span><text:span text:style-name="T1">, получаемого по сублицензионному договору, определяется </text:span><text:span text:style-name="T2">числом</text:span><text:span text:style-name="T1"> экземпляров Программ для ЭВМ, права на которые передаются по сублицензионному Договору, и </text:span><text:span text:style-name="T2">ценами</text:span><text:span text:style-name="T1"> за права на один экземпляр Программ для ЭВМ, указанных в Прейскуранте (Приложение №1 к настоящему Договору).</text:span></text:p>
                </office:annotation>
                <text:p>1.1. Право пользова-ния ABD Manager.</text:p>
              </table:table-cell>
              <table:table-cell table:style-name="ce28" office:value-type="string" calcext:value-type="string" table:number-columns-spanned="1" table:number-rows-spanned="2">
                <text:p>1.1. Предоставление права пользования ABD Manager в необходимом объёме по неисключительной лицензии.</text:p>
                <text:p>3.3.1 Предоставлять по запросу копии документов, свидетельствующих о правах, дающих право использования программ на срок не менее 20 лет.</text:p>
              </table:table-cell>
              <table:table-cell table:style-name="ce44" office:value-type="string" calcext:value-type="string" table:number-columns-spanned="2" table:number-rows-spanned="2">
                <office:annotation draw:style-name="gr10" draw:text-style-name="P2" svg:width="207.72pt" svg:height="127.19pt" svg:x="725.24pt" svg:y="3547.05pt" draw:caption-point-x="-11.54pt" draw:caption-point-y="-1540.83pt">
                  <dc:date>2018-08-30T00:00:00</dc:date>
                  <text:p text:style-name="P1">Alexander:</text:p>
                  <text:p text:style-name="P1"><text:span text:style-name="T1">Сколько экземляров продано (какова итоговая выручка) на текущий момент?</text:span></text:p>
                  <text:p text:style-name="P1"><text:span text:style-name="T1"/></text:p>
                  <text:p text:style-name="P1"><text:span text:style-name="T1">При каких условиях даётся скидка?</text:span></text:p>
                </office:annotation>
                <text:p>Пр. 1. 2 700 000 р./экз.</text:p>
                <text:p>2.1 Вознаграждение опре-деляется в заказе на осно-ве: числа экземляров, цены экземляра, 30 % скидки.</text:p>
              </table:table-cell>
              <table:covered-table-cell table:style-name="ce44"/>
              <table:table-cell table:style-name="ce27" office:value-type="string" calcext:value-type="string">
                <text:p>1.3. Сроки действия прав поль-зования указываются в заказах.</text:p>
              </table:table-cell>
              <table:table-cell table:style-name="ce53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9">
              <table:covered-table-cell table:style-name="ce5"/>
              <table:covered-table-cell table:style-name="ce17"/>
              <table:covered-table-cell table:number-columns-repeated="3" table:style-name="ce28"/>
              <table:covered-table-cell table:number-columns-repeated="2" table:style-name="ce44"/>
              <table:table-cell table:style-name="ce27" office:value-type="string" calcext:value-type="string">
                <text:p>5.1. Договор действует не менее 20 лет.</text:p>
              </table:table-cell>
              <table:table-cell table:style-name="ce57" office:value-type="date" office:date-value="2035-03-25" calcext:value-type="date">
                <text:p>25/3/35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5.2 ЛАНИТ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3185000" calcext:value-type="float">
              <text:p>3,185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7">
              <table:table-cell table:style-name="ce5" office:value-type="string" calcext:value-type="string">
                <text:p>ЛАНИТ</text:p>
              </table:table-cell>
              <table:table-cell table:style-name="ce16" office:value-type="date" office:date-value="2016-01-21" calcext:value-type="date">
                <text:p>21/1/16</text:p>
              </table:table-cell>
              <table:table-cell table:style-name="ce27" office:value-type="string" calcext:value-type="string">
                <text:p>Доп. согл. 1 к дог. ЛР/ДКС-15/10 </text:p>
              </table:table-cell>
              <table:table-cell table:style-name="ce27" office:value-type="string" calcext:value-type="string">
                <text:p>4. Изменение цены права на один экземп-ляр программы.</text:p>
              </table:table-cell>
              <table:table-cell table:style-name="ce27" office:value-type="string" calcext:value-type="string">
                <text:p>5. ABD Manager должна соответствовать функциональным требованиям, представленным в приложении <text:s/>4.</text:p>
              </table:table-cell>
              <table:table-cell table:style-name="ce44" office:value-type="string" calcext:value-type="string" table:number-columns-spanned="2" table:number-rows-spanned="1">
                <text:p>4. 3 185 000 р./экз.</text:p>
              </table:table-cell>
              <table:covered-table-cell table:style-name="ce44"/>
              <table:table-cell table:style-name="ce27" office:value-type="string" calcext:value-type="string">
                <text:p>7. Действуют условия договора ЛР/ДКС-15/10 .</text:p>
              </table:table-cell>
              <table:table-cell table:style-name="ce58" office:value-type="date" office:date-value="1936-01-21" calcext:value-type="date">
                <text:p>21/1/36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6.1 СДЭК-Глобал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3400000" calcext:value-type="float">
              <text:p>3,400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10">
              <table:table-cell table:style-name="ce5" office:value-type="string" calcext:value-type="string" table:number-columns-spanned="1" table:number-rows-spanned="5">
                <text:p>СДЭК-Глобал</text:p>
              </table:table-cell>
              <table:table-cell table:style-name="ce17" office:value-type="date" office:date-value="2017-09-26" calcext:value-type="date" table:number-columns-spanned="1" table:number-rows-spanned="5">
                <text:p>26/9/17</text:p>
              </table:table-cell>
              <table:table-cell table:style-name="ce28" office:value-type="string" calcext:value-type="string" table:number-columns-spanned="1" table:number-rows-spanned="5">
                <text:p>АБД-3/2017 (лицензион-ный)</text:p>
              </table:table-cell>
              <table:table-cell table:style-name="ce27" office:value-type="string" calcext:value-type="string" table:number-columns-spanned="1" table:number-rows-spanned="5">
                <text:p>1.1. Право пользования IQDQ v4.0(RUS) .</text:p>
              </table:table-cell>
              <table:table-cell table:style-name="ce28" office:value-type="string" calcext:value-type="string">
                <text:p>1.1. Предоставление права пользования IQDQ v4.0(RUS) на неисключительной основе.</text:p>
                <text:p>1.4. Право пользования предоставляется на 4 ПК.</text:p>
              </table:table-cell>
              <table:table-cell table:style-name="ce46" office:value-type="string" calcext:value-type="string" table:number-columns-spanned="2" table:number-rows-spanned="5">
                <text:p>3.1. 3 400 000 р.</text:p>
              </table:table-cell>
              <table:covered-table-cell table:style-name="ce46"/>
              <table:table-cell table:style-name="ce28" office:value-type="string" calcext:value-type="string">
                <text:p>1.5. Право пользования бессрочно.</text:p>
                <text:p>4.1 Действие договора в течение всего времени эксплуатации ПО.</text:p>
              </table:table-cell>
              <table:table-cell table:style-name="ce55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style-name="ce28"/>
              <table:covered-table-cell table:style-name="ce27"/>
              <table:table-cell table:style-name="ce28" office:value-type="string" calcext:value-type="string">
                <text:p>2.8. Исправление скрытых ошибок ПО.</text:p>
              </table:table-cell>
              <table:covered-table-cell table:number-columns-repeated="2" table:style-name="ce46"/>
              <table:table-cell table:style-name="ce28" office:value-type="string" calcext:value-type="string">
                <text:p>2.8. 6 месяцев.</text:p>
              </table:table-cell>
              <table:table-cell table:style-name="ce54" office:value-type="date" office:date-value="2018-03-26" calcext:value-type="date">
                <text:p>26/3/18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style-name="ce28"/>
              <table:covered-table-cell table:style-name="ce27"/>
              <table:table-cell table:style-name="ce28" office:value-type="string" calcext:value-type="string">
                <text:p>2.11. Техническое сопровождение ПО.</text:p>
              </table:table-cell>
              <table:covered-table-cell table:number-columns-repeated="2" table:style-name="ce46"/>
              <table:table-cell table:style-name="ce28" office:value-type="string" calcext:value-type="string">
                <text:p>2.11. 5 <text:s/>лет.</text:p>
              </table:table-cell>
              <table:table-cell table:style-name="ce54" office:value-type="date" office:date-value="2022-09-26" calcext:value-type="date">
                <text:p>26/9/22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style-name="ce28"/>
              <table:covered-table-cell table:style-name="ce27"/>
              <table:table-cell table:style-name="ce28" office:value-type="string" calcext:value-type="string">
                <text:p>3.1. Сопровождение процесса внедрения.</text:p>
              </table:table-cell>
              <table:covered-table-cell table:number-columns-repeated="2" table:style-name="ce46"/>
              <table:table-cell table:style-name="ce28" office:value-type="string" calcext:value-type="string">
                <text:p>-</text:p>
              </table:table-cell>
              <table:table-cell table:style-name="ce55" office:value-type="string" calcext:value-type="string">
                <text:p>-</text:p>
              </table:table-cell>
              <table:table-cell table:style-name="ce61" table:number-columns-repeated="1005"/>
              <table:table-cell table:style-name="Default" table:number-columns-repeated="10"/>
            </table:table-row>
            <table:table-row table:style-name="ro1">
              <table:covered-table-cell table:style-name="ce5"/>
              <table:covered-table-cell table:style-name="ce17"/>
              <table:covered-table-cell table:style-name="ce28"/>
              <table:covered-table-cell table:style-name="ce27"/>
              <table:table-cell table:style-name="ce28" office:value-type="string" calcext:value-type="string">
                <text:p>Пр.2, 1.2. Обновление ПО и эталонных БД адресов ежеквартально.</text:p>
              </table:table-cell>
              <table:covered-table-cell table:number-columns-repeated="2" table:style-name="ce46"/>
              <table:table-cell table:style-name="ce28" office:value-type="string" calcext:value-type="string">
                <text:p>Пр.2, 1.2. 1 год.</text:p>
              </table:table-cell>
              <table:table-cell table:style-name="ce54" office:value-type="date" office:date-value="2018-09-26" calcext:value-type="date">
                <text:p>26/9/18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3" office:value-type="string" calcext:value-type="string">
              <text:p>1.2.6.2 СДЭК-Глобал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office:value-type="float" office:value="45000" calcext:value-type="float">
              <text:p>45,000</text:p>
            </table:table-cell>
            <table:table-cell table:style-name="ce42" office:value-type="string" calcext:value-type="string">
              <text:p>Заполнить</text:p>
            </table:table-cell>
            <table:table-cell table:style-name="ce36"/>
            <table:table-cell table:style-name="ce48"/>
            <table:table-cell table:style-name="ce61" table:number-columns-repeated="1005"/>
            <table:table-cell table:style-name="Default" table:number-columns-repeated="10"/>
          </table:table-row>
          <table:table-row-group>
            <table:table-row table:style-name="ro20">
              <table:table-cell table:style-name="ce7" office:value-type="string" calcext:value-type="string">
                <text:p>СДЭК-Глобал</text:p>
              </table:table-cell>
              <table:table-cell table:style-name="ce20" office:value-type="date" office:date-value="2017-09-26" calcext:value-type="date">
                <text:p>26/9/17</text:p>
              </table:table-cell>
              <table:table-cell table:style-name="ce28" office:value-type="string" calcext:value-type="string">
                <text:p>Пр. 2 к дог. АБД-3/2017</text:p>
              </table:table-cell>
              <table:table-cell table:style-name="ce28" office:value-type="string" calcext:value-type="string">
                <text:p>Консультационно-ин-формационное обес-печение и техничес-кое сопровождение.</text:p>
              </table:table-cell>
              <table:table-cell table:style-name="ce28" office:value-type="string" calcext:value-type="string">
                <text:p>1.3. Консультации по телефону, e-mail, Skype.</text:p>
                <text:p>1.4. Обновление ПО и эталонных БД.</text:p>
                <text:p>1.5. Выезд для настройки ПО и консультаций (тариф: 3 000 р./час).</text:p>
              </table:table-cell>
              <table:table-cell table:style-name="ce44" office:value-type="string" calcext:value-type="string" table:number-columns-spanned="2" table:number-rows-spanned="1">
                <text:p>1.2. 45 000 р./мес.</text:p>
              </table:table-cell>
              <table:covered-table-cell table:style-name="ce44"/>
              <table:table-cell table:style-name="ce28" office:value-type="string" calcext:value-type="string">
                <text:p>1.6. 2 года.</text:p>
              </table:table-cell>
              <table:table-cell table:style-name="ce54" office:value-type="date" office:date-value="2019-09-26" calcext:value-type="date">
                <text:p>26/9/19</text:p>
              </table:table-cell>
              <table:table-cell table:style-name="ce61" table:number-columns-repeated="1005"/>
              <table:table-cell table:style-name="Default" table:number-columns-repeated="10"/>
            </table:table-row>
          </table:table-row-group>
          <table:table-row table:style-name="ro2">
            <table:table-cell table:style-name="ce8"/>
            <table:table-cell table:style-name="ce21"/>
            <table:table-cell table:style-name="ce34"/>
            <table:table-cell table:style-name="ce37" table:number-columns-repeated="5"/>
            <table:table-cell table:style-name="ce59"/>
            <table:table-cell table:style-name="ce61" table:number-columns-repeated="1005"/>
            <table:table-cell table:style-name="Default" table:number-columns-repeated="10"/>
          </table:table-row>
        </table:table-row-group>
        <table:table-row table:style-name="ro2">
          <table:table-cell table:style-name="ce9"/>
          <table:table-cell table:style-name="ce22"/>
          <table:table-cell table:style-name="ce35"/>
          <table:table-cell table:style-name="ce22" table:number-columns-repeated="5"/>
          <table:table-cell table:style-name="ce60"/>
          <table:table-cell table:style-name="ce61" table:number-columns-repeated="1005"/>
          <table:table-cell table:style-name="Default" table:number-columns-repeated="10"/>
        </table:table-row>
        <table:table-row table:style-name="ro2">
          <table:table-cell table:style-name="ce2" office:value-type="string" calcext:value-type="string">
            <office:annotation draw:style-name="gr11" draw:text-style-name="P2" svg:width="195pt" svg:height="2840.31pt" svg:x="33pt" svg:y="2249.69pt" draw:caption-point-x="-11.54pt" draw:caption-point-y="112.28pt">
              <dc:date>2018-08-30T00:00:00</dc:date>
              <text:p text:style-name="P1">Alexander:</text:p>
              <text:p text:style-name="P1"><text:span text:style-name="T1">Проверить правильно ли я отнёс эти договора к недействующим. Возможно эта группировка вообще не нужной окажется.</text:span></text:p>
            </office:annotation>
            <text:p>2 Не действующие</text:p>
          </table:table-cell>
          <table:table-cell table:style-name="ce14"/>
          <table:table-cell table:style-name="ce26"/>
          <table:table-cell table:style-name="ce14" table:number-columns-repeated="5"/>
          <table:table-cell table:style-name="ce47"/>
          <table:table-cell table:style-name="ce62" table:number-columns-repeated="1005"/>
          <table:table-cell table:number-columns-repeated="10"/>
        </table:table-row>
        <table:table-row table:style-name="ro2">
          <table:table-cell table:style-name="ce3" office:value-type="string" calcext:value-type="string">
            <text:p>2.1 Сервисы</text:p>
          </table:table-cell>
          <table:table-cell table:style-name="ce14"/>
          <table:table-cell table:style-name="ce26"/>
          <table:table-cell table:style-name="ce14" table:number-columns-repeated="5"/>
          <table:table-cell table:style-name="ce47"/>
          <table:table-cell table:number-columns-repeated="1015"/>
        </table:table-row>
        <table:table-row-group>
          <table:table-row table:style-name="ro2">
            <table:table-cell table:style-name="ce3" office:value-type="string" calcext:value-type="string">
              <text:p>2.1.1 А1 Кард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table:number-columns-repeated="2"/>
            <table:table-cell table:style-name="ce36"/>
            <table:table-cell table:style-name="ce48"/>
            <table:table-cell table:number-columns-repeated="1015"/>
          </table:table-row>
          <table:table-row-group>
            <table:table-row table:style-name="ro14">
              <table:table-cell table:style-name="ce4" office:value-type="string" calcext:value-type="string" table:number-columns-spanned="1" table:number-rows-spanned="6">
                <text:p>А1 Кард</text:p>
              </table:table-cell>
              <table:table-cell table:style-name="ce17" office:value-type="date" office:date-value="2015-01-01" calcext:value-type="date" table:number-columns-spanned="1" table:number-rows-spanned="6">
                <text:p>1/1/15</text:p>
              </table:table-cell>
              <table:table-cell table:style-name="ce28" office:value-type="string" calcext:value-type="string" table:number-columns-spanned="1" table:number-rows-spanned="6">
                <text:p>ABД-1S/2015</text:p>
              </table:table-cell>
              <table:table-cell table:style-name="ce28" office:value-type="string" calcext:value-type="string" table:number-columns-spanned="1" table:number-rows-spanned="6">
                <text:p>1.1. Веб-сервис для обработки адресных БД.</text:p>
              </table:table-cell>
              <table:table-cell table:style-name="ce40" office:value-type="string" calcext:value-type="string">
                <text:p>3.1.1 Доступ к веб-сервисам 24 часа в сутки, 365 дней в году.</text:p>
                <text:p>Пр. 1, 3.3. Консультации по работе веб-сервисов по телефону, e-mail, Skype.</text:p>
              </table:table-cell>
              <table:table-cell table:style-name="ce28" office:value-type="string" calcext:value-type="string" table:number-columns-spanned="2" table:number-rows-spanned="1">
                <text:p>Пр. 1, 2.1. 10 000 р./мес.</text:p>
              </table:table-cell>
              <table:covered-table-cell table:style-name="ce28"/>
              <table:table-cell table:style-name="ce28" office:value-type="string" calcext:value-type="string" table:number-columns-spanned="1" table:number-rows-spanned="6">
                <office:annotation draw:style-name="gr12" draw:text-style-name="P2" svg:width="164.27pt" svg:height="89.86pt" svg:x="998.99pt" svg:y="5977.93pt" draw:caption-point-x="-116.53pt" draw:caption-point-y="-3550.11pt">
                  <dc:date>2018-08-30T00:00:00</dc:date>
                  <text:p text:style-name="P1">Alexander:</text:p>
                  <text:p text:style-name="P1"><text:span text:style-name="T1">Договор больше не продлевался, сейчас он недействителен?</text:span></text:p>
                </office:annotation>
                <text:p>9.1. 1 год.</text:p>
              </table:table-cell>
              <table:table-cell table:style-name="ce50" office:value-type="date" office:date-value="2016-01-01" calcext:value-type="date" table:number-columns-spanned="1" table:number-rows-spanned="6">
                <text:p>1/1/16</text:p>
              </table:table-cell>
              <table:table-cell table:number-columns-repeated="1015"/>
            </table:table-row>
            <table:table-row table:style-name="ro1">
              <table:covered-table-cell table:style-name="ce4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Пр. 2. Наименование услуги:</text:p>
              </table:table-cell>
              <table:table-cell table:style-name="ce28" office:value-type="string" calcext:value-type="string" table:number-columns-spanned="2" table:number-rows-spanned="1">
                <office:annotation draw:style-name="gr13" draw:text-style-name="P2" svg:width="324.77pt" svg:height="313.68pt" svg:x="725.24pt" svg:y="2471.05pt" draw:caption-point-x="-11.54pt" draw:caption-point-y="-9.47pt">
                  <dc:date>2018-08-30T00:00:00</dc:date>
                  <text:p text:style-name="P1">Alexander:</text:p>
                  <text:p text:style-name="P1"><text:span text:style-name="T1">В абонентскую плату включено не более 100 000 запр. согласно приложению 1. А в приложении 2 тарификация начинается не со 100 000, а с 300 000 запросов. </text:span></text:p>
                  <text:p text:style-name="P1"><text:span text:style-name="T1"/></text:p>
                  <text:p text:style-name="P1"><text:span text:style-name="T1">Что это? Опечатка? Если не опечатка, то как тарифицируются запросы в промежутке между 100 000 и 300 000?</text:span></text:p>
                  <text:p text:style-name="P1"><text:span text:style-name="T1"/></text:p>
                  <text:p text:style-name="P1"><text:span text:style-name="T1">То же относится к остальным вев-сервисам в приложении 2.</text:span></text:p>
                </office:annotation>
                <text:p>Пр. 2. &gt; 300 000 запр./мес.:</text:p>
              </table:table-cell>
              <table:covered-table-cell table:number-columns-repeated="2" table:style-name="ce28"/>
              <table:covered-table-cell table:style-name="ce50"/>
              <table:table-cell table:number-columns-repeated="1015"/>
            </table:table-row>
            <table:table-row table:style-name="ro4">
              <table:covered-table-cell table:style-name="ce4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office:annotation draw:style-name="gr14" draw:text-style-name="P2" svg:width="131.24pt" svg:height="324.91pt" svg:x="619.48pt" svg:y="6308.25pt" draw:caption-point-x="-52.78pt" draw:caption-point-y="-3834.68pt">
                  <dc:date>2018-08-30T00:00:00</dc:date>
                  <text:p text:style-name="P1">Alexander:</text:p>
                  <text:p text:style-name="P1"><text:span text:style-name="T1">Почему только этот сервис автоматический? Так сложилось просто название или остальные действительно работают не автоматически как-то?</text:span></text:p>
                </office:annotation>
                <text:p>Чистка адресных баз данных (автоматическая)</text:p>
              </table:table-cell>
              <table:table-cell table:style-name="ce43" office:value-type="string" calcext:value-type="string" table:number-columns-spanned="2" table:number-rows-spanned="1">
                <office:annotation draw:style-name="gr15" draw:text-style-name="P2" svg:width="213pt" svg:height="313.34pt" svg:x="725.24pt" svg:y="2505pt" draw:caption-point-x="-11.54pt" draw:caption-point-y="-31.44pt">
                  <dc:date>2018-08-30T00:00:00</dc:date>
                  <text:p text:style-name="P1">Alexander:</text:p>
                  <text:p text:style-name="P1"><text:span text:style-name="T1">Как считать до 100 000, если тарификация начинается свыше 300 000? </text:span></text:p>
                  <text:p text:style-name="P1"><text:span text:style-name="T1"/></text:p>
                  <text:p text:style-name="P1"><text:span text:style-name="T1">Т.е.:</text:span></text:p>
                  <text:p text:style-name="P1"><text:span text:style-name="T1">100 000 = 400 000 - 300 000? </text:span></text:p>
                  <text:p text:style-name="P1"><text:span text:style-name="T1"/></text:p>
                  <text:p text:style-name="P1"><text:span text:style-name="T1">Или это также опечатка (см. комментарий выше)?</text:span></text:p>
                </office:annotation>
                <text:p>До 100 000 - 0,18 р./запр.</text:p>
                <text:p>От 100 000 - 0,15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number-columns-repeated="1015"/>
            </table:table-row>
            <table:table-row table:style-name="ro4">
              <table:covered-table-cell table:style-name="ce4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оверка и довосстановление кодов номеров телефонов</text:p>
              </table:table-cell>
              <table:table-cell table:style-name="ce43" office:value-type="string" calcext:value-type="string" table:number-columns-spanned="2" table:number-rows-spanned="1">
                <text:p>До 100 000 - 0,15 р./запр.</text:p>
                <text:p>От 100 000 - 0,13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number-columns-repeated="1015"/>
            </table:table-row>
            <table:table-row table:style-name="ro4">
              <table:covered-table-cell table:style-name="ce4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оверка доменных имен, e-mail</text:p>
              </table:table-cell>
              <table:table-cell table:style-name="ce43" office:value-type="string" calcext:value-type="string" table:number-columns-spanned="2" table:number-rows-spanned="1">
                <text:p>До 100 000 - 0,13 р./запр.</text:p>
                <text:p>От 100 000 - 0,10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number-columns-repeated="1015"/>
            </table:table-row>
            <table:table-row table:style-name="ro4">
              <table:covered-table-cell table:style-name="ce4"/>
              <table:covered-table-cell table:style-name="ce17"/>
              <table:covered-table-cell table:number-columns-repeated="2" table:style-name="ce28"/>
              <table:table-cell table:style-name="ce38" office:value-type="string" calcext:value-type="string">
                <text:p>Проверка правильности написания, согласованности и пола, Фамилий, Имен и Отчеств.</text:p>
              </table:table-cell>
              <table:table-cell table:style-name="ce43" office:value-type="string" calcext:value-type="string" table:number-columns-spanned="2" table:number-rows-spanned="1">
                <text:p>До 100 000 - 0,15 р./запр.</text:p>
                <text:p>От 100 000 - 0,10 р./запр.</text:p>
              </table:table-cell>
              <table:covered-table-cell table:style-name="ce43"/>
              <table:covered-table-cell table:style-name="ce28"/>
              <table:covered-table-cell table:style-name="ce50"/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1.2 Берлин-Хеми/А. Менарини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21">
              <table:table-cell table:style-name="ce4" office:value-type="string" calcext:value-type="string">
                <text:p>Берлин-Хеми/А. Менарини</text:p>
              </table:table-cell>
              <table:table-cell table:style-name="ce16" office:value-type="date" office:date-value="2014-03-21" calcext:value-type="date">
                <text:p>21/3/14</text:p>
              </table:table-cell>
              <table:table-cell table:style-name="ce27" office:value-type="string" calcext:value-type="string">
                <text:p>ЗК/2014</text:p>
              </table:table-cell>
              <table:table-cell table:style-name="ce27" office:value-type="string" calcext:value-type="string">
                <text:p>1. Выполнение работ.</text:p>
              </table:table-cell>
              <table:table-cell table:style-name="ce41" office:value-type="string" calcext:value-type="string">
                <text:p>Пр. 2, 1.1. Ежемесячная загрузка отчетов о продажах и товарных остатках за календарный месяц:</text:p>
                <text:p>- Очистка и стандартизация данных (адреса, наименования клиентов, бренды, телефоны,   e-mail и т.д.);</text:p>
                <text:p>- Дедубликация данных;</text:p>
                <text:p>- Обновление справочников НСИ;</text:p>
                <text:p>- Загрузка отчетов в согласованное хранилище данных.</text:p>
                <text:p>- Хранение данных отчетов за предыдущие периоды.</text:p>
              </table:table-cell>
              <table:table-cell table:style-name="ce28" office:value-type="string" calcext:value-type="string" table:number-columns-spanned="2" table:number-rows-spanned="1">
                <text:p>Пр. 2, 2.1. 45 000 р./мес.</text:p>
              </table:table-cell>
              <table:covered-table-cell table:style-name="ce28"/>
              <table:table-cell table:style-name="ce28" office:value-type="string" calcext:value-type="string">
                <office:annotation draw:style-name="gr16" draw:text-style-name="P2" svg:width="151.51pt" svg:height="58.22pt" svg:x="937.47pt" svg:y="4804.16pt" draw:caption-point-x="-55.02pt" draw:caption-point-y="-2218.65pt">
                  <dc:date>2018-08-30T00:00:00</dc:date>
                  <text:p text:style-name="P1">Alexander:</text:p>
                  <text:p text:style-name="P1"><text:span text:style-name="T1">Может быть продлён. Уточнить продлён ли договор на текущий момент.</text:span></text:p>
                </office:annotation>
                <text:p>9.1. 1 год.</text:p>
              </table:table-cell>
              <table:table-cell table:style-name="ce49" office:value-type="date" office:date-value="2015-03-21" calcext:value-type="date">
                <text:p>21/3/15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1.3 Служба налогоплательщика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4">
              <table:table-cell table:style-name="ce10" office:value-type="string" calcext:value-type="string" table:number-columns-spanned="1" table:number-rows-spanned="2">
                <text:p>Служба налогоплательщика</text:p>
              </table:table-cell>
              <table:table-cell table:style-name="ce23" office:value-type="date" office:date-value="2018-01-10" calcext:value-type="date" table:number-columns-spanned="1" table:number-rows-spanned="2">
                <text:p>10/1/18</text:p>
              </table:table-cell>
              <table:table-cell table:style-name="ce27" office:value-type="string" calcext:value-type="string" table:number-columns-spanned="1" table:number-rows-spanned="2">
                <text:p>АБД-1/2018</text:p>
              </table:table-cell>
              <table:table-cell table:style-name="ce27" office:value-type="string" calcext:value-type="string" table:number-columns-spanned="1" table:number-rows-spanned="2">
                <text:p>1.1. Обработка адрес-ных БД в файлах.</text:p>
              </table:table-cell>
              <table:table-cell table:style-name="ce28" office:value-type="string" calcext:value-type="string">
                <text:p>Пр. 1, 1.1. Обмен файлами.</text:p>
              </table:table-cell>
              <table:table-cell table:style-name="ce45" office:value-type="string" calcext:value-type="string" table:number-columns-spanned="2" table:number-rows-spanned="1">
                <text:p>-</text:p>
              </table:table-cell>
              <table:covered-table-cell table:style-name="ce45"/>
              <table:table-cell table:style-name="ce27" office:value-type="string" calcext:value-type="string" table:number-columns-spanned="1" table:number-rows-spanned="2">
                <text:p>8.1. 31.03.18</text:p>
              </table:table-cell>
              <table:table-cell table:style-name="ce49" office:value-type="date" office:date-value="2018-03-31" calcext:value-type="date" table:number-columns-spanned="1" table:number-rows-spanned="2">
                <text:p>31/3/18</text:p>
              </table:table-cell>
              <table:table-cell table:number-columns-repeated="1015"/>
            </table:table-row>
            <table:table-row table:style-name="ro4">
              <table:covered-table-cell table:style-name="ce10"/>
              <table:covered-table-cell table:style-name="ce23"/>
              <table:covered-table-cell table:number-columns-repeated="2" table:style-name="ce27"/>
              <table:table-cell table:style-name="ce30" office:value-type="string" calcext:value-type="string">
                <text:p>Пр. 2, 2. Комплексная чистка адресных баз данных: 500 000 запис.</text:p>
              </table:table-cell>
              <table:table-cell table:style-name="ce28" office:value-type="string" calcext:value-type="string" table:number-columns-spanned="2" table:number-rows-spanned="1">
                <text:p>Пр. 2, 2. <text:s/>750 000 р.</text:p>
              </table:table-cell>
              <table:covered-table-cell table:style-name="ce28"/>
              <table:covered-table-cell table:style-name="ce27"/>
              <table:covered-table-cell table:style-name="ce49"/>
              <table:table-cell table:number-columns-repeated="1015"/>
            </table:table-row>
          </table:table-row-group>
          <table:table-row table:style-name="ro2">
            <table:table-cell table:style-name="ce8"/>
            <table:table-cell table:style-name="ce21"/>
            <table:table-cell table:style-name="ce34"/>
            <table:table-cell table:style-name="ce37" table:number-columns-repeated="5"/>
            <table:table-cell table:style-name="ce59"/>
            <table:table-cell table:number-columns-repeated="1015"/>
          </table:table-row>
        </table:table-row-group>
        <table:table-row table:style-name="ro2">
          <table:table-cell table:style-name="ce3" office:value-type="string" calcext:value-type="string">
            <text:p>2.2 Разработка ПО</text:p>
          </table:table-cell>
          <table:table-cell table:style-name="ce15"/>
          <table:table-cell table:style-name="ce26"/>
          <table:table-cell table:style-name="ce36" table:number-columns-repeated="5"/>
          <table:table-cell table:style-name="ce48"/>
          <table:table-cell table:number-columns-repeated="1015"/>
        </table:table-row>
        <table:table-row-group>
          <table:table-row table:style-name="ro2">
            <table:table-cell table:style-name="ce3" office:value-type="string" calcext:value-type="string">
              <text:p>2.2.1 А1 Кард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4">
              <table:table-cell table:style-name="ce5" office:value-type="string" calcext:value-type="string" table:number-columns-spanned="1" table:number-rows-spanned="3">
                <text:p>А1 Кард</text:p>
              </table:table-cell>
              <table:table-cell table:style-name="ce17" office:value-type="date" office:date-value="2015-11-01" calcext:value-type="date" table:number-columns-spanned="1" table:number-rows-spanned="3">
                <text:p>1/11/15</text:p>
              </table:table-cell>
              <table:table-cell table:style-name="ce28" office:value-type="string" calcext:value-type="string" table:number-columns-spanned="1" table:number-rows-spanned="3">
                <text:p>ПО-1/2015</text:p>
              </table:table-cell>
              <table:table-cell table:style-name="ce28" office:value-type="string" calcext:value-type="string" table:number-columns-spanned="1" table:number-rows-spanned="3">
                <text:p>1.1. Обновление ПО .</text:p>
              </table:table-cell>
              <table:table-cell table:style-name="ce30" office:value-type="string" calcext:value-type="string" table:number-columns-spanned="1" table:number-rows-spanned="3">
                <text:p>Пр.1, 1.1. Обновление ПО для автоматизации ввода информации в БД Frequent Flyer Management.</text:p>
                <text:p>Пр.1, 1.2.1. Рабочее место оператора должно загружать из CSV, XLS.</text:p>
              </table:table-cell>
              <table:table-cell table:style-name="ce28" office:value-type="string" calcext:value-type="string" table:number-columns-spanned="2" table:number-rows-spanned="3">
                <text:p>Пр.1, 2. 10 000 р.</text:p>
              </table:table-cell>
              <table:covered-table-cell table:style-name="ce28"/>
              <table:table-cell table:style-name="ce28" office:value-type="string" calcext:value-type="string">
                <text:p>9.1. Договор действует по 31 декабря 2016 г.</text:p>
              </table:table-cell>
              <table:table-cell table:style-name="ce50" office:value-type="date" office:date-value="2016-12-31" calcext:value-type="date">
                <text:p>31/12/16</text:p>
              </table:table-cell>
              <table:table-cell table:number-columns-repeated="1015"/>
            </table:table-row>
            <table:table-row table:style-name="ro8">
              <table:covered-table-cell table:style-name="ce5"/>
              <table:covered-table-cell table:style-name="ce17"/>
              <table:covered-table-cell table:number-columns-repeated="2" table:style-name="ce28"/>
              <table:covered-table-cell table:style-name="ce30"/>
              <table:covered-table-cell table:number-columns-repeated="2" table:style-name="ce28"/>
              <table:table-cell table:style-name="ce28" office:value-type="string" calcext:value-type="string">
                <office:annotation draw:style-name="gr17" draw:text-style-name="P2" svg:width="46.52pt" svg:height="202.51pt" svg:x="997.48pt" svg:y="6966.88pt" draw:caption-point-x="-115.03pt" draw:caption-point-y="-4121.8pt">
                  <dc:date>2018-08-30T00:00:00</dc:date>
                  <text:p text:style-name="P1">Alexander:</text:p>
                  <text:p text:style-name="P1"><text:span text:style-name="T1">У меня нет уведомления. Но видимо договор всё же не продлевался, у уже не действующий. Уточнить.</text:span></text:p>
                </office:annotation>
                <text:p>9.3. По <text:s text:c="2"/>истечении <text:s/>пролонгиру-ется на следующий год, если нет уведомления о прекращении.</text:p>
              </table:table-cell>
              <table:table-cell table:style-name="ce50" office:value-type="date" office:date-value="2018-11-01" calcext:value-type="date">
                <text:p>1/11/18</text:p>
              </table:table-cell>
              <table:table-cell table:number-columns-repeated="1015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covered-table-cell table:style-name="ce30"/>
              <table:covered-table-cell table:number-columns-repeated="2" table:style-name="ce28"/>
              <table:table-cell table:style-name="ce28" office:value-type="string" calcext:value-type="string">
                <text:p>Пр.1, 1.2.3. Срок реализации - две недели.</text:p>
              </table:table-cell>
              <table:table-cell table:style-name="ce50" office:value-type="date" office:date-value="2015-11-15" calcext:value-type="date">
                <text:p>15/11/15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2 Аплана. Центр Разработки - субподряд Почты России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22">
              <table:table-cell table:style-name="ce11" office:value-type="string" calcext:value-type="string" table:number-columns-spanned="1" table:number-rows-spanned="2">
                <text:p>Аплана. Центр Разработки</text:p>
              </table:table-cell>
              <table:table-cell table:style-name="ce17" office:value-type="date" office:date-value="2017-07-06" calcext:value-type="date" table:number-columns-spanned="1" table:number-rows-spanned="2">
                <text:p>6/7/17</text:p>
              </table:table-cell>
              <table:table-cell table:style-name="ce28" office:value-type="string" calcext:value-type="string" table:number-columns-spanned="1" table:number-rows-spanned="2">
                <text:p>84/2017SUB4</text:p>
              </table:table-cell>
              <table:table-cell table:style-name="ce28" office:value-type="string" calcext:value-type="string" table:number-columns-spanned="1" table:number-rows-spanned="2">
                <text:p>1.1. Разработка, внед-рение эталонного ад-ресного хранилища.</text:p>
              </table:table-cell>
              <table:table-cell table:style-name="ce30" office:value-type="string" calcext:value-type="string" table:number-columns-spanned="1" table:number-rows-spanned="2">
                <text:p>1.2. Субподряд по дог. №84/2017 от 27.2.17 между Заказчиком и «Почта России».</text:p>
                <text:p>Пр.1. Создание эталонного адресного хранилища почтовых индек-сов на основании ФИАС для проверки адресов почтовых рассылок.</text:p>
              </table:table-cell>
              <table:table-cell table:style-name="ce28" office:value-type="string" calcext:value-type="string" table:number-columns-spanned="2" table:number-rows-spanned="2">
                <text:p>5.1. 3 900 000 р.</text:p>
              </table:table-cell>
              <table:covered-table-cell table:style-name="ce28"/>
              <table:table-cell table:style-name="ce28" office:value-type="string" calcext:value-type="string">
                <text:p>6.1. Сроки выполнения работ - 40 дней.</text:p>
              </table:table-cell>
              <table:table-cell table:style-name="ce50" office:value-type="date" office:date-value="2017-08-15" calcext:value-type="date">
                <text:p>15/8/17</text:p>
              </table:table-cell>
              <table:table-cell table:number-columns-repeated="1015"/>
            </table:table-row>
            <table:table-row table:style-name="ro5">
              <table:covered-table-cell table:style-name="ce11"/>
              <table:covered-table-cell table:style-name="ce17"/>
              <table:covered-table-cell table:number-columns-repeated="2" table:style-name="ce28"/>
              <table:covered-table-cell table:style-name="ce30"/>
              <table:covered-table-cell table:number-columns-repeated="2" table:style-name="ce28"/>
              <table:table-cell table:style-name="ce28" office:value-type="string" calcext:value-type="string">
                <office:annotation draw:style-name="gr18" draw:text-style-name="P2" svg:width="66.02pt" svg:height="194.68pt" svg:x="997.48pt" svg:y="6478.98pt" draw:caption-point-x="-115.03pt" draw:caption-point-y="-3486.7pt">
                  <dc:date>2018-08-30T00:00:00</dc:date>
                  <text:p text:style-name="P1">Alexander:</text:p>
                  <text:p text:style-name="P1"><text:span text:style-name="T1">Нужно или нет перенести этот договор в группу действующих в связи с действующим гарантийным сроком, несмотря на то, что срок выполнения работ закончился?</text:span></text:p>
                </office:annotation>
                <text:p>9.1. Гарантийный срок - 2 года.</text:p>
              </table:table-cell>
              <table:table-cell table:style-name="ce50" office:value-type="date" office:date-value="2019-07-06" calcext:value-type="date">
                <text:p>6/7/19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3 Армадилло Бизнес Посылка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5">
              <table:table-cell table:style-name="ce5" office:value-type="string" calcext:value-type="string" table:number-columns-spanned="1" table:number-rows-spanned="2">
                <text:p>Армадилло Бизнес Посылка</text:p>
              </table:table-cell>
              <table:table-cell table:style-name="ce17" office:value-type="date" office:date-value="2016-08-18" calcext:value-type="date" table:number-columns-spanned="1" table:number-rows-spanned="2">
                <text:p>18/8/16</text:p>
              </table:table-cell>
              <table:table-cell table:style-name="ce28" office:value-type="string" calcext:value-type="string" table:number-columns-spanned="1" table:number-rows-spanned="2">
                <text:p>Доп. согл. 1 к дог. АБД-5/2014</text:p>
              </table:table-cell>
              <table:table-cell table:style-name="ce28" office:value-type="string" calcext:value-type="string" table:number-columns-spanned="1" table:number-rows-spanned="2">
                <text:p>1. Модификации ПО «IQDQ 4.0(RUS) Standart Edition».</text:p>
              </table:table-cell>
              <table:table-cell table:style-name="ce41" office:value-type="string" calcext:value-type="string">
                <text:p>1.1. Разработка ТЗ.</text:p>
              </table:table-cell>
              <table:table-cell table:style-name="ce28" office:value-type="string" calcext:value-type="string" table:number-columns-spanned="2" table:number-rows-spanned="2">
                <text:p>2.2. 460 000 р.</text:p>
              </table:table-cell>
              <table:covered-table-cell table:style-name="ce28"/>
              <table:table-cell table:style-name="ce28" office:value-type="string" calcext:value-type="string">
                <text:p>2 недели.</text:p>
              </table:table-cell>
              <table:table-cell table:style-name="ce50" office:value-type="date" office:date-value="2016-09-01" calcext:value-type="date">
                <text:p>1/9/16</text:p>
              </table:table-cell>
              <table:table-cell table:number-columns-repeated="1015"/>
            </table:table-row>
            <table:table-row table:style-name="ro17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41" office:value-type="string" calcext:value-type="string">
                <text:p>1.2. Сервис по массовой выгрузке справочника привязки почтовых индексов к пунктам выдачи заказов.</text:p>
                <text:p>1.3. Сервис по выгрузке ближайших пунктов выдачи заказов на основании введенного адреса.</text:p>
              </table:table-cell>
              <table:covered-table-cell table:number-columns-repeated="2" table:style-name="ce28"/>
              <table:table-cell table:style-name="ce28" office:value-type="string" calcext:value-type="string">
                <text:p>7 недель.</text:p>
              </table:table-cell>
              <table:table-cell table:style-name="ce50" office:value-type="date" office:date-value="2016-10-20" calcext:value-type="date">
                <text:p>20/10/16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4 Астеллас Фарма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23">
              <table:table-cell table:style-name="ce4" office:value-type="string" calcext:value-type="string">
                <text:p>Астеллас Фарма</text:p>
              </table:table-cell>
              <table:table-cell table:style-name="ce16" office:value-type="date" office:date-value="2016-08-25" calcext:value-type="date">
                <text:p>25/8/16</text:p>
              </table:table-cell>
              <table:table-cell table:style-name="ce27" office:value-type="string" calcext:value-type="string">
                <text:p>Пр. 5 к дог. АБД-10/20/13</text:p>
              </table:table-cell>
              <table:table-cell table:style-name="ce27" office:value-type="string" calcext:value-type="string">
                <text:p>1. Конфигурирование .</text:p>
              </table:table-cell>
              <table:table-cell table:style-name="ce41" office:value-type="string" calcext:value-type="string">
                <text:p>1.1. Конфигурация сервиса для корректировки ИНН</text:p>
                <text:p>1.2. Конфигурирование процедур автоматической идентификации ранее распознанных данных</text:p>
                <text:p>1.3. Конфигурирование правил дедубликации по требованиям заказчика</text:p>
                <text:p>1.4. Изменение состава полей процедуры дедубликации организации.</text:p>
                <text:p>1.5. Подготовка конфигурационных процедур для обновления системы в соответствии с пунктами 1-4</text:p>
              </table:table-cell>
              <table:table-cell table:style-name="ce28" office:value-type="string" calcext:value-type="string" table:number-columns-spanned="2" table:number-rows-spanned="1">
                <text:p>3. 120 000 р.</text:p>
              </table:table-cell>
              <table:covered-table-cell table:style-name="ce28"/>
              <table:table-cell table:style-name="ce28" office:value-type="string" calcext:value-type="string">
                <text:p>1. 40 человеко-часов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5 Берлин-Хеми/А. Менарини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24">
              <table:table-cell table:style-name="ce4" office:value-type="string" calcext:value-type="string">
                <text:p>Берлин-Хеми/А. Менарини</text:p>
              </table:table-cell>
              <table:table-cell table:style-name="ce16" office:value-type="date" office:date-value="2014-03-21" calcext:value-type="date">
                <text:p>21/3/14</text:p>
              </table:table-cell>
              <table:table-cell table:style-name="ce27" office:value-type="string" calcext:value-type="string">
                <text:p>Пр. 1 к дог. ЗК/2014</text:p>
              </table:table-cell>
              <table:table-cell table:style-name="ce27" office:value-type="string" calcext:value-type="string">
                <text:p>Дог., 1. Конфигури-рование, загрузка.</text:p>
              </table:table-cell>
              <table:table-cell table:style-name="ce41" office:value-type="string" calcext:value-type="string">
                <text:p>1.1. Конфигурирование «IQDQ4.0 Data Center Edition»: структура БД, процедуры загрузки данных, формы отчетов.</text:p>
                <text:p>1.2. Загрузка отчетов о продажах и товарных остатках за 2013 год:</text:p>
                <text:p>- Очистка и стандартизация данных (адреса, наименования клиентов, бренды, телефоны, e-mail и т.д.);</text:p>
                <text:p>- Дедубликация данных;</text:p>
                <text:p>- Первичное формирование справочников НСИ.</text:p>
                <text:p>1.3. Загрузка данных в согласованное хранилище данных.</text:p>
              </table:table-cell>
              <table:table-cell table:style-name="ce28" office:value-type="string" calcext:value-type="string" table:number-columns-spanned="2" table:number-rows-spanned="1">
                <text:p>3.1. 360 000 р.</text:p>
              </table:table-cell>
              <table:covered-table-cell table:style-name="ce28"/>
              <table:table-cell table:style-name="ce28" office:value-type="string" calcext:value-type="string">
                <text:p>2. 5 недель.</text:p>
              </table:table-cell>
              <table:table-cell table:style-name="ce50" office:value-type="date" office:date-value="2014-04-25" calcext:value-type="date">
                <text:p>25/4/14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6 Колгейт-Палмолив</text:p>
            </table:table-cell>
            <table:table-cell table:style-name="ce15"/>
            <table:table-cell table:style-name="ce26"/>
            <table:table-cell table:style-name="ce36" table:number-columns-repeated="5"/>
            <table:table-cell table:style-name="ce48"/>
            <table:table-cell table:number-columns-repeated="1015"/>
          </table:table-row>
          <table:table-row-group>
            <table:table-row table:style-name="ro4">
              <table:table-cell table:style-name="ce5" office:value-type="string" calcext:value-type="string" table:number-columns-spanned="1" table:number-rows-spanned="2">
                <text:p>Колгейт-Палмолив</text:p>
              </table:table-cell>
              <table:table-cell table:style-name="ce17" office:value-type="date" office:date-value="2014-10-23" calcext:value-type="date" table:number-columns-spanned="1" table:number-rows-spanned="2">
                <text:p>23/10/14</text:p>
              </table:table-cell>
              <table:table-cell table:style-name="ce28" office:value-type="string" calcext:value-type="string" table:number-columns-spanned="1" table:number-rows-spanned="2">
                <text:p>ПО-2/2014</text:p>
              </table:table-cell>
              <table:table-cell table:style-name="ce28" office:value-type="string" calcext:value-type="string" table:number-columns-spanned="1" table:number-rows-spanned="2">
                <text:p>1.1. Разработка ПО.</text:p>
              </table:table-cell>
              <table:table-cell table:style-name="ce30" office:value-type="string" calcext:value-type="string" table:number-columns-spanned="1" table:number-rows-spanned="2">
                <text:p>Пр. 1, 1 1. Создание ПО для загрузки данных фиксированного формата (см. функционал в тексте).</text:p>
                <text:p>Пр. 1, 2 1. Создание дополнительного модуля к ПО для загрузки данных в различных форматах  (см. функционал в тексте).</text:p>
              </table:table-cell>
              <table:table-cell table:style-name="ce28" office:value-type="string" calcext:value-type="string" table:number-columns-spanned="2" table:number-rows-spanned="2">
                <text:p>Пр. 1, 2 1. 780 000 р.</text:p>
              </table:table-cell>
              <table:covered-table-cell table:style-name="ce28"/>
              <table:table-cell table:style-name="ce28" office:value-type="string" calcext:value-type="string">
                <text:p>Пр. 1, 2 1. Cрок реализации - 5 мес.</text:p>
              </table:table-cell>
              <table:table-cell table:style-name="ce50" office:value-type="date" office:date-value="2015-03-23" calcext:value-type="date">
                <text:p>23/3/15</text:p>
              </table:table-cell>
              <table:table-cell table:number-columns-repeated="1015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covered-table-cell table:style-name="ce30"/>
              <table:covered-table-cell table:number-columns-repeated="2" table:style-name="ce28"/>
              <table:table-cell table:style-name="ce28" office:value-type="string" calcext:value-type="string">
                <office:annotation draw:style-name="gr19" draw:text-style-name="P2" svg:width="161.26pt" svg:height="654.69pt" svg:x="997.48pt" svg:y="3322.37pt" draw:caption-point-x="-115.03pt" draw:caption-point-y="44.19pt">
                  <dc:date>2018-08-30T00:00:00</dc:date>
                  <text:p text:style-name="P1">Alexander:</text:p>
                  <text:p text:style-name="P1"><text:span text:style-name="T1">Договор подписан 23.10.14, а вступает в действие с 15.1.15. Почему такая разница?</text:span></text:p>
                </office:annotation>
                <text:p>9.1. Договор вступает в действие с 15.1.15 и действует до 15.9.15.</text:p>
              </table:table-cell>
              <table:table-cell table:style-name="ce50" office:value-type="date" office:date-value="2015-09-15" calcext:value-type="date">
                <text:p>15/9/15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7.1 ТАМГ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table:number-columns-repeated="2"/>
            <table:table-cell table:style-name="ce36"/>
            <table:table-cell table:style-name="ce48"/>
            <table:table-cell table:number-columns-repeated="1015"/>
          </table:table-row>
          <table:table-row-group>
            <table:table-row table:style-name="ro14">
              <table:table-cell table:style-name="ce5" office:value-type="string" calcext:value-type="string" table:number-columns-spanned="1" table:number-rows-spanned="5">
                <text:p>ТАМГА</text:p>
              </table:table-cell>
              <table:table-cell table:style-name="ce17" office:value-type="date" office:date-value="2014-09-25" calcext:value-type="date" table:number-columns-spanned="1" table:number-rows-spanned="5">
                <text:p>25/9/14</text:p>
              </table:table-cell>
              <table:table-cell table:style-name="ce28" office:value-type="string" calcext:value-type="string" table:number-columns-spanned="1" table:number-rows-spanned="5">
                <text:p>003-16/12-2014</text:p>
              </table:table-cell>
              <table:table-cell table:style-name="ce28" office:value-type="string" calcext:value-type="string" table:number-columns-spanned="1" table:number-rows-spanned="5">
                <text:p>1.1. Модернизация системы управления рисками в части КПС «Семантика».</text:p>
              </table:table-cell>
              <table:table-cell table:style-name="ce28" office:value-type="string" calcext:value-type="string" table:number-columns-spanned="1" table:number-rows-spanned="3">
                <office:annotation draw:style-name="gr20" draw:text-style-name="P2" svg:width="145.5pt" svg:height="49.21pt" svg:x="578.98pt" svg:y="6402.27pt" draw:caption-point-x="-12.27pt" draw:caption-point-y="-2991.26pt">
                  <dc:date>2018-08-30T00:00:00</dc:date>
                  <text:p text:style-name="P1">Alexander:</text:p>
                  <text:p text:style-name="P1"><text:span text:style-name="T1">1) Что такое КПС?</text:span></text:p>
                  <text:p text:style-name="P1"><text:span text:style-name="T1">2) У меня нет приложения 1.</text:span></text:p>
                </office:annotation>
                <text:p>1.1. Модернизация системы управления рисками в части КПС «Се-мантика».</text:p>
                <text:p>1.2. Требования к работам определяются в ТЗ (приложение 1).</text:p>
                <text:p>1.4.  Выполнение работ, по гос. контракту 3211-14-03/16 от 25.9.14, заключённого между заказчиком и ген. заказчиком.</text:p>
                <text:p>1.6. Предоставить неисключительные права на использование биб-лиотек ABDAnalyser.</text:p>
                <text:p>4.4. Устранение недостатков, выявленных ген. заказчиком.</text:p>
              </table:table-cell>
              <table:table-cell table:style-name="ce28" office:value-type="string" calcext:value-type="string" table:number-columns-spanned="2" table:number-rows-spanned="5">
                <text:p>2.1. 3 000 000 р.</text:p>
              </table:table-cell>
              <table:covered-table-cell table:style-name="ce28"/>
              <table:table-cell table:style-name="ce28" office:value-type="string" calcext:value-type="string">
                <office:annotation draw:style-name="gr21" draw:text-style-name="P2" svg:width="161.26pt" svg:height="51.14pt" svg:x="997.48pt" svg:y="3610.18pt" draw:caption-point-x="-115.03pt" draw:caption-point-y="-199.16pt">
                  <dc:date>2018-08-30T00:00:00</dc:date>
                  <text:p text:style-name="P1">Alexander:</text:p>
                  <text:p text:style-name="P1"><text:span text:style-name="T1">У меня нет приложения 2.</text:span></text:p>
                </office:annotation>
                <text:p>1.3. <text:s/>Выполнить работы в сроки, установленные календарным планом (приложение 2).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5" table:style-name="ce28"/>
              <table:table-cell table:style-name="ce28" office:value-type="string" calcext:value-type="string">
                <text:p>10.1. Договор действует</text:p>
                <text:p>до 31.10.15.</text:p>
              </table:table-cell>
              <table:table-cell table:style-name="ce50" office:value-type="date" office:date-value="2015-10-31" calcext:value-type="date">
                <text:p>31/10/15</text:p>
              </table:table-cell>
              <table:table-cell table:number-columns-repeated="1015"/>
            </table:table-row>
            <table:table-row table:style-name="ro17">
              <table:covered-table-cell table:style-name="ce5"/>
              <table:covered-table-cell table:style-name="ce17"/>
              <table:covered-table-cell table:number-columns-repeated="5" table:style-name="ce28"/>
              <table:table-cell table:style-name="ce28" office:value-type="string" calcext:value-type="string">
                <text:p>10.1. В части проведения финан-совых расчетов и выполнения обязательств договор действует</text:p>
                <text:p> до полного их исполнения.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  <table:table-row table:style-name="ro1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7" office:value-type="string" calcext:value-type="string">
                <text:p>3.4.7. В период гарантийного срока произвести устранение скры-тых недостатков, выявленных ген. заказчиком.</text:p>
              </table:table-cell>
              <table:covered-table-cell table:number-columns-repeated="2" table:style-name="ce28"/>
              <table:table-cell table:style-name="ce28" office:value-type="string" calcext:value-type="string">
                <text:p>5.2. 46 дней с даты подписания ген. заказчи-ком акта о выполне-нии работ.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1.6. Гарантийное обслуживание ПО, использующего библиотеки</text:p>
                <text:p>ABDAnalyser.</text:p>
              </table:table-cell>
              <table:covered-table-cell table:number-columns-repeated="2" table:style-name="ce28"/>
              <table:table-cell table:style-name="ce28" office:value-type="string" calcext:value-type="string">
                <text:p>1.6. <text:s/>5 лет по окончанию срока гос. контракта и договора.</text:p>
              </table:table-cell>
              <table:table-cell table:style-name="ce50" office:value-type="string" calcext:value-type="string">
                <office:annotation draw:style-name="gr16" draw:text-style-name="P2" svg:width="164.98pt" svg:height="58.22pt" svg:x="1049.24pt" svg:y="3885.45pt" draw:caption-point-x="-118.8pt" draw:caption-point-y="-339.42pt">
                  <dc:date>2018-08-30T00:00:00</dc:date>
                  <text:p text:style-name="P1">Alexander:</text:p>
                  <text:p text:style-name="P1"><text:span text:style-name="T1">У меня нет приложения 2 со сроком окончания работ для вычисления даты + 5 лет.</text:span></text:p>
                </office:annotation>
                <text:p>-</text:p>
              </table:table-cell>
              <table:table-cell table:number-columns-repeated="1015"/>
            </table:table-row>
          </table:table-row-group>
          <table:table-row table:style-name="ro2">
            <table:table-cell table:style-name="ce3" office:value-type="string" calcext:value-type="string">
              <text:p>2.2.7.2 ТАМГА</text:p>
            </table:table-cell>
            <table:table-cell table:style-name="ce15"/>
            <table:table-cell table:style-name="ce26"/>
            <table:table-cell table:style-name="ce36" table:number-columns-repeated="2"/>
            <table:table-cell table:style-name="ce42" table:number-columns-repeated="2"/>
            <table:table-cell table:style-name="ce36"/>
            <table:table-cell table:style-name="ce48"/>
            <table:table-cell table:number-columns-repeated="1015"/>
          </table:table-row>
          <table:table-row-group>
            <table:table-row table:style-name="ro14">
              <table:table-cell table:style-name="ce5" office:value-type="string" calcext:value-type="string" table:number-columns-spanned="1" table:number-rows-spanned="4">
                <text:p>ТАМГА</text:p>
              </table:table-cell>
              <table:table-cell table:style-name="ce17" office:value-type="date" office:date-value="2015-08-17" calcext:value-type="date" table:number-columns-spanned="1" table:number-rows-spanned="4">
                <text:p>17/8/15</text:p>
              </table:table-cell>
              <table:table-cell table:style-name="ce28" office:value-type="string" calcext:value-type="string" table:number-columns-spanned="1" table:number-rows-spanned="4">
                <text:p>003-08/04-2015</text:p>
              </table:table-cell>
              <table:table-cell table:style-name="ce28" office:value-type="string" calcext:value-type="string" table:number-columns-spanned="1" table:number-rows-spanned="4">
                <text:p>1.1. Сопровождение системы управления рисками в части КПС «Семантика».</text:p>
              </table:table-cell>
              <table:table-cell table:style-name="ce28" office:value-type="string" calcext:value-type="string" table:number-columns-spanned="1" table:number-rows-spanned="3">
                <office:annotation draw:style-name="gr22" draw:text-style-name="P2" svg:width="145.5pt" svg:height="139.52pt" svg:x="618.75pt" svg:y="6538.48pt" draw:caption-point-x="-52.04pt" draw:caption-point-y="-2948pt">
                  <dc:date>2018-08-30T00:00:00</dc:date>
                  <text:p text:style-name="P1">Alexander:</text:p>
                  <text:p text:style-name="P1"><text:span text:style-name="T1">У меня нет приложения 1.</text:span></text:p>
                </office:annotation>
                <text:p>1.1. Сопровождение системы управления рисками в части КПС «Семантика».</text:p>
                <text:p>1.2. Требования к работам определяются в ТЗ (приложение 1).</text:p>
                <text:p>1.4.  Основанием договора является гос. контракт 6211-15-01/08 от 17.8.15, заключённого между заказчиком и ген. заказчиком.</text:p>
                <text:p>3.4.3. Устранение замечаний, выявленных при эксплуатации ПО.</text:p>
                <text:p>3.4.14. Предоставить гарантии качества выполняемых работ.</text:p>
                <text:p>4.5. Устранение недостатков, выявленных ген. заказчиком, за 10 дней.</text:p>
                <text:p>4.6. Устранение недостатков, выявленных заказчиком, за 10 дней.</text:p>
              </table:table-cell>
              <table:table-cell table:style-name="ce28" office:value-type="string" calcext:value-type="string" table:number-columns-spanned="2" table:number-rows-spanned="4">
                <office:annotation draw:style-name="gr23" draw:text-style-name="P2" svg:width="505.5pt" svg:height="286.47pt" svg:x="725.24pt" svg:y="6441.17pt" draw:caption-point-x="-11.54pt" draw:caption-point-y="-2850.69pt">
                  <dc:date>2018-08-30T00:00:00</dc:date>
                  <text:p text:style-name="P1">Alexander: Кратко пояснил эти пункты в скобках "(см. пп. 2.4.1-3) "... Для лучшего понимания нужны приложения к договору с ТЗ, которых у меня нет. Нужно проверить, чтобы не упустить из виду что-л. важное.</text:p>
                  <text:p text:style-name="P1"><text:span text:style-name="T1"/></text:p>
                  <text:p text:style-name="P1"><text:span text:style-name="T1">2.4.1. Оплата работ по пункту 4.1. раздела 4 «Состав работ по сопровождению</text:span></text:p>
                  <text:p text:style-name="P1"><text:span text:style-name="T1">ИПС» Технического задания к Договору осуществляется за выполненный объем работ при условии выполнения всех поступивших от Заказчика/Генерального заказчика заявок.</text:span></text:p>
                  <text:p text:style-name="P1"><text:span text:style-name="T1">В случае непоступления заявок на выполнение работ по пункту 4.1. раздела 4</text:span></text:p>
                  <text:p text:style-name="P1"><text:span text:style-name="T1">«Состав работ по сопровождению ИПС» Технического задания к Договору, работы по данному разделу считаются не выполненными и </text:span><text:span text:style-name="T2">оплате не подлежат</text:span><text:span text:style-name="T1">.</text:span></text:p>
                  <text:p text:style-name="P1"><text:span text:style-name="T1"/></text:p>
                  <text:p text:style-name="P1"><text:span text:style-name="T1">4.1. Приемка Заказчиком выполненных работ (проведение испытаний) по Договору</text:span></text:p>
                  <text:p text:style-name="P1"><text:span text:style-name="T1">(этапу) осуществляется на основании отчетных документов, предусмотренных Техническим заданием, Календарным планом и Договором, по исполнению Договора (этапа) и выполненным работам, представленных Исполнителем, в сроки, установленные Календарным планом.</text:span></text:p>
                  <text:p text:style-name="P1"><text:span text:style-name="T1"/></text:p>
                  <text:p text:style-name="P1"><text:span text:style-name="T2">То же касается пп. 2.4.2-3.</text:span></text:p>
                </office:annotation>
                <text:p>2.1. 2 441 950 р. </text:p>
                <text:p>2.2. Цена твёрдая на весь срок.</text:p>
                <text:p>2.2. Цена может быть сниже-на в связи уменьшением ра-бот (см. пп. 2.4.1-3).</text:p>
                <text:p>2.4. Оплата осуществляется за полностью выполненные работы (см. пп. 2.4.1-3) в раз-мере, не превышающим твёрдой цены.</text:p>
              </table:table-cell>
              <table:covered-table-cell table:style-name="ce28"/>
              <table:table-cell table:style-name="ce28" office:value-type="string" calcext:value-type="string">
                <office:annotation draw:style-name="gr24" draw:text-style-name="P2" svg:width="31.49pt" svg:height="233.57pt" svg:x="937.47pt" svg:y="6538.48pt" draw:caption-point-x="-55.02pt" draw:caption-point-y="-2948pt">
                  <dc:date>2018-08-30T00:00:00</dc:date>
                  <text:p text:style-name="P1">Alexander:</text:p>
                  <text:p text:style-name="P1"><text:span text:style-name="T1">У меня нет приложения 2.</text:span></text:p>
                </office:annotation>
                <text:p>1.3. <text:s/>Выполнить работы в сроки, установленные календарным планом (приложение 2).</text:p>
              </table:table-cell>
              <table:table-cell table:style-name="ce50" office:value-type="string" calcext:value-type="string">
                <office:annotation draw:style-name="gr24" draw:text-style-name="P2" svg:width="175.52pt" svg:height="233.57pt" svg:x="992.98pt" svg:y="6538.48pt" draw:caption-point-x="-62.53pt" draw:caption-point-y="-2948pt">
                  <dc:date>2018-08-30T00:00:00</dc:date>
                  <text:p text:style-name="P1">Alexander:</text:p>
                  <text:p text:style-name="P1"><text:span text:style-name="T1">У меня нет приложения 2 со календарным планом для вычисления даты окончания.</text:span></text:p>
                </office:annotation>
                <text:p>-</text:p>
              </table:table-cell>
              <table:table-cell table:number-columns-repeated="1015"/>
            </table:table-row>
            <table:table-row table:style-name="ro4">
              <table:covered-table-cell table:style-name="ce5"/>
              <table:covered-table-cell table:style-name="ce17"/>
              <table:covered-table-cell table:number-columns-repeated="5" table:style-name="ce28"/>
              <table:table-cell table:style-name="ce28" office:value-type="string" calcext:value-type="string">
                <text:p>10.1. Договор действует</text:p>
                <text:p>до 31.5.16.</text:p>
              </table:table-cell>
              <table:table-cell table:style-name="ce50" office:value-type="date" office:date-value="2016-05-31" calcext:value-type="date">
                <text:p>31/5/16</text:p>
              </table:table-cell>
              <table:table-cell table:number-columns-repeated="1015"/>
            </table:table-row>
            <table:table-row table:style-name="ro17">
              <table:covered-table-cell table:style-name="ce5"/>
              <table:covered-table-cell table:style-name="ce17"/>
              <table:covered-table-cell table:number-columns-repeated="5" table:style-name="ce28"/>
              <table:table-cell table:style-name="ce28" office:value-type="string" calcext:value-type="string">
                <office:annotation draw:style-name="gr25" draw:text-style-name="P2" svg:width="31.49pt" svg:height="226.35pt" svg:x="937.47pt" svg:y="6579.16pt" draw:caption-point-x="-55.02pt" draw:caption-point-y="-2932.44pt">
                  <dc:date>2018-08-30T00:00:00</dc:date>
                  <text:p text:style-name="P1">Alexander:</text:p>
                  <text:p text:style-name="P1"><text:span text:style-name="T1">В связи с этим пуктом расценивать договор как дейсвтующий ещё или нет?</text:span></text:p>
                </office:annotation>
                <text:p>10.1. В части проведения финан-совых расчетов и выполнения обязательств договор действует</text:p>
                <text:p> до полного их исполнения.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  <table:table-row table:style-name="ro14">
              <table:covered-table-cell table:style-name="ce5"/>
              <table:covered-table-cell table:style-name="ce17"/>
              <table:covered-table-cell table:number-columns-repeated="2" table:style-name="ce28"/>
              <table:table-cell table:style-name="ce28" office:value-type="string" calcext:value-type="string">
                <text:p>3.4.6. В период гарантийного срока произвести устранение скры-тых недостатков, выявленных ген. заказчиком.</text:p>
              </table:table-cell>
              <table:covered-table-cell table:number-columns-repeated="2" table:style-name="ce28"/>
              <table:table-cell table:style-name="ce28" office:value-type="string" calcext:value-type="string">
                <text:p>5.2. 60 дней с даты подписания ген. заказчи-ком акта о выполне-нии работ.</text:p>
              </table:table-cell>
              <table:table-cell table:style-name="ce50" office:value-type="string" calcext:value-type="string">
                <text:p>-</text:p>
              </table:table-cell>
              <table:table-cell table:number-columns-repeated="1015"/>
            </table:table-row>
          </table:table-row-group>
          <table:table-row table:style-name="ro2">
            <table:table-cell table:number-columns-repeated="1024"/>
          </table:table-row>
        </table:table-row-group>
        <table:table-row table:style-name="ro25" table:number-rows-repeated="1048426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  <table:database-ranges>
        <table:database-range table:name="__Anonymous_Sheet_DB__0" table:target-range-address="Договоры.J1:Договоры.J1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day/>
      <number:text>/</number:text>
      <number:month/>
      <number:text>/</number:text>
      <number:year/>
    </number:date-style>
    <number:text-style style:name="N125">
      <number:text-content/>
      <style:map style:condition="value()&lt;=1.79769313486232E+308" style:apply-style-name="N125P0"/>
    </number:text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0" loext:min-decimal-places="0" number:min-integer-digits="1" number:grouping="true"/>
      <number:text>р.</number:text>
    </number:number-style>
    <number:time-style style:name="N128">
      <number:hours/>
      <number:text>:</number:text>
      <number:minutes number:style="long"/>
    </number:time-style>
    <number:number-style style:name="N129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09:31.048272353</meta:creation-date>
    <dc:date>2018-08-30T14:09:48.542205304</dc:date>
    <meta:editing-duration>PT18S</meta:editing-duration>
    <meta:editing-cycles>1</meta:editing-cycles>
    <meta:document-statistic meta:table-count="1" meta:cell-count="508" meta:object-count="0"/>
    <meta:generator>LibreOffice/5.1.6.2$Linux_X86_64 LibreOffice_project/10m0$Build-2</meta:generator>
  </office:meta>
</office:document-meta>
</file>